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office:font-face-decls>
  <office:automatic-styles>
    <style:style style:name="P1" style:parent-style-name="INNH1" style:master-page-name="MP0" style:family="paragraph">
      <style:paragraph-properties fo:break-before="page">
        <style:tab-stops>
          <style:tab-stop style:type="right" style:leader-style="dotted" style:leader-text="." style:position="6.2604in"/>
        </style:tab-stops>
      </style:paragraph-properties>
    </style:style>
    <style:style style:name="P2" style:parent-style-name="INNH2" style:family="paragraph">
      <style:paragraph-properties>
        <style:tab-stops>
          <style:tab-stop style:type="right" style:leader-style="dotted" style:leader-text="." style:position="6.1076in"/>
        </style:tab-stops>
      </style:paragraph-properties>
    </style:style>
    <style:style style:name="P3" style:parent-style-name="INNH2" style:family="paragraph">
      <style:paragraph-properties>
        <style:tab-stops>
          <style:tab-stop style:type="right" style:leader-style="dotted" style:leader-text="." style:position="6.1076in"/>
        </style:tab-stops>
      </style:paragraph-properties>
    </style:style>
    <style:style style:name="P4" style:parent-style-name="INNH1" style:family="paragraph">
      <style:paragraph-properties>
        <style:tab-stops>
          <style:tab-stop style:type="right" style:leader-style="dotted" style:leader-text="." style:position="6.2604in"/>
        </style:tab-stops>
      </style:paragraph-properties>
    </style:style>
    <style:style style:name="P5" style:parent-style-name="INNH1" style:family="paragraph">
      <style:paragraph-properties>
        <style:tab-stops>
          <style:tab-stop style:type="right" style:leader-style="dotted" style:leader-text="." style:position="6.2604in"/>
        </style:tab-stops>
      </style:paragraph-properties>
    </style:style>
    <style:style style:name="P6" style:parent-style-name="INNH2" style:family="paragraph">
      <style:paragraph-properties>
        <style:tab-stops>
          <style:tab-stop style:type="right" style:leader-style="dotted" style:leader-text="." style:position="6.1076in"/>
        </style:tab-stops>
      </style:paragraph-properties>
    </style:style>
    <style:style style:name="P7" style:parent-style-name="INNH3" style:family="paragraph">
      <style:paragraph-properties>
        <style:tab-stops>
          <style:tab-stop style:type="right" style:leader-style="dotted" style:leader-text="." style:position="5.9548in"/>
        </style:tab-stops>
      </style:paragraph-properties>
    </style:style>
    <style:style style:name="P8" style:parent-style-name="INNH3" style:family="paragraph">
      <style:paragraph-properties>
        <style:tab-stops>
          <style:tab-stop style:type="right" style:leader-style="dotted" style:leader-text="." style:position="5.9548in"/>
        </style:tab-stops>
      </style:paragraph-properties>
    </style:style>
    <style:style style:name="P9" style:parent-style-name="INNH3" style:family="paragraph">
      <style:paragraph-properties>
        <style:tab-stops>
          <style:tab-stop style:type="right" style:leader-style="dotted" style:leader-text="." style:position="5.9548in"/>
        </style:tab-stops>
      </style:paragraph-properties>
    </style:style>
    <style:style style:name="P10" style:parent-style-name="INNH3" style:family="paragraph">
      <style:paragraph-properties>
        <style:tab-stops>
          <style:tab-stop style:type="right" style:leader-style="dotted" style:leader-text="." style:position="5.9548in"/>
        </style:tab-stops>
      </style:paragraph-properties>
    </style:style>
    <style:style style:name="P11" style:parent-style-name="INNH3" style:family="paragraph">
      <style:paragraph-properties>
        <style:tab-stops>
          <style:tab-stop style:type="right" style:leader-style="dotted" style:leader-text="." style:position="5.9548in"/>
        </style:tab-stops>
      </style:paragraph-properties>
    </style:style>
    <style:style style:name="P12" style:parent-style-name="INNH3" style:family="paragraph">
      <style:paragraph-properties>
        <style:tab-stops>
          <style:tab-stop style:type="right" style:leader-style="dotted" style:leader-text="." style:position="5.9548in"/>
        </style:tab-stops>
      </style:paragraph-properties>
    </style:style>
    <style:style style:name="P13" style:parent-style-name="INNH3" style:family="paragraph">
      <style:paragraph-properties>
        <style:tab-stops>
          <style:tab-stop style:type="right" style:leader-style="dotted" style:leader-text="." style:position="5.9548in"/>
        </style:tab-stops>
      </style:paragraph-properties>
    </style:style>
    <style:style style:name="P14" style:parent-style-name="INNH3" style:family="paragraph">
      <style:paragraph-properties>
        <style:tab-stops>
          <style:tab-stop style:type="right" style:leader-style="dotted" style:leader-text="." style:position="5.9548in"/>
        </style:tab-stops>
      </style:paragraph-properties>
    </style:style>
    <style:style style:name="P15" style:parent-style-name="INNH3" style:family="paragraph">
      <style:paragraph-properties>
        <style:tab-stops>
          <style:tab-stop style:type="right" style:leader-style="dotted" style:leader-text="." style:position="5.9548in"/>
        </style:tab-stops>
      </style:paragraph-properties>
    </style:style>
    <style:style style:name="P16" style:parent-style-name="INNH3" style:family="paragraph">
      <style:paragraph-properties>
        <style:tab-stops>
          <style:tab-stop style:type="right" style:leader-style="dotted" style:leader-text="." style:position="5.9548in"/>
        </style:tab-stops>
      </style:paragraph-properties>
    </style:style>
    <style:style style:name="P17" style:parent-style-name="INNH3" style:family="paragraph">
      <style:paragraph-properties>
        <style:tab-stops>
          <style:tab-stop style:type="right" style:leader-style="dotted" style:leader-text="." style:position="5.9548in"/>
        </style:tab-stops>
      </style:paragraph-properties>
    </style:style>
    <style:style style:name="P18" style:parent-style-name="INNH3" style:family="paragraph">
      <style:paragraph-properties>
        <style:tab-stops>
          <style:tab-stop style:type="right" style:leader-style="dotted" style:leader-text="." style:position="5.9548in"/>
        </style:tab-stops>
      </style:paragraph-properties>
    </style:style>
    <style:style style:name="P19" style:parent-style-name="INNH2" style:family="paragraph">
      <style:paragraph-properties>
        <style:tab-stops>
          <style:tab-stop style:type="right" style:leader-style="dotted" style:leader-text="." style:position="6.1076in"/>
        </style:tab-stops>
      </style:paragraph-properties>
    </style:style>
    <style:style style:name="P20" style:parent-style-name="INNH3" style:family="paragraph">
      <style:paragraph-properties>
        <style:tab-stops>
          <style:tab-stop style:type="right" style:leader-style="dotted" style:leader-text="." style:position="5.9548in"/>
        </style:tab-stops>
      </style:paragraph-properties>
    </style:style>
    <style:style style:name="P21" style:parent-style-name="INNH4" style:family="paragraph">
      <style:paragraph-properties>
        <style:tab-stops>
          <style:tab-stop style:type="right" style:leader-style="dotted" style:leader-text="." style:position="5.802in"/>
        </style:tab-stops>
      </style:paragraph-properties>
    </style:style>
    <style:style style:name="P22" style:parent-style-name="INNH4" style:family="paragraph">
      <style:paragraph-properties>
        <style:tab-stops>
          <style:tab-stop style:type="right" style:leader-style="dotted" style:leader-text="." style:position="5.802in"/>
        </style:tab-stops>
      </style:paragraph-properties>
    </style:style>
    <style:style style:name="P23" style:parent-style-name="INNH4" style:family="paragraph">
      <style:paragraph-properties>
        <style:tab-stops>
          <style:tab-stop style:type="right" style:leader-style="dotted" style:leader-text="." style:position="5.802in"/>
        </style:tab-stops>
      </style:paragraph-properties>
    </style:style>
    <style:style style:name="P24" style:parent-style-name="INNH4" style:family="paragraph">
      <style:paragraph-properties>
        <style:tab-stops>
          <style:tab-stop style:type="right" style:leader-style="dotted" style:leader-text="." style:position="5.802in"/>
        </style:tab-stops>
      </style:paragraph-properties>
    </style:style>
    <style:style style:name="P25" style:parent-style-name="INNH4" style:family="paragraph">
      <style:paragraph-properties>
        <style:tab-stops>
          <style:tab-stop style:type="right" style:leader-style="dotted" style:leader-text="." style:position="5.802in"/>
        </style:tab-stops>
      </style:paragraph-properties>
    </style:style>
    <style:style style:name="P26" style:parent-style-name="INNH4" style:family="paragraph">
      <style:paragraph-properties>
        <style:tab-stops>
          <style:tab-stop style:type="right" style:leader-style="dotted" style:leader-text="." style:position="5.802in"/>
        </style:tab-stops>
      </style:paragraph-properties>
    </style:style>
    <style:style style:name="P27" style:parent-style-name="INNH3" style:family="paragraph">
      <style:paragraph-properties>
        <style:tab-stops>
          <style:tab-stop style:type="right" style:leader-style="dotted" style:leader-text="." style:position="5.9548in"/>
        </style:tab-stops>
      </style:paragraph-properties>
    </style:style>
    <style:style style:name="P28" style:parent-style-name="INNH4" style:family="paragraph">
      <style:paragraph-properties>
        <style:tab-stops>
          <style:tab-stop style:type="right" style:leader-style="dotted" style:leader-text="." style:position="5.802in"/>
        </style:tab-stops>
      </style:paragraph-properties>
    </style:style>
    <style:style style:name="P29" style:parent-style-name="INNH4" style:family="paragraph">
      <style:paragraph-properties>
        <style:tab-stops>
          <style:tab-stop style:type="right" style:leader-style="dotted" style:leader-text="." style:position="5.802in"/>
        </style:tab-stops>
      </style:paragraph-properties>
    </style:style>
    <style:style style:name="P30" style:parent-style-name="INNH4" style:family="paragraph">
      <style:paragraph-properties>
        <style:tab-stops>
          <style:tab-stop style:type="right" style:leader-style="dotted" style:leader-text="." style:position="5.802in"/>
        </style:tab-stops>
      </style:paragraph-properties>
    </style:style>
    <style:style style:name="P31" style:parent-style-name="INNH4" style:family="paragraph">
      <style:paragraph-properties>
        <style:tab-stops>
          <style:tab-stop style:type="right" style:leader-style="dotted" style:leader-text="." style:position="5.802in"/>
        </style:tab-stops>
      </style:paragraph-properties>
    </style:style>
    <style:style style:name="P32" style:parent-style-name="INNH3" style:family="paragraph">
      <style:paragraph-properties>
        <style:tab-stops>
          <style:tab-stop style:type="right" style:leader-style="dotted" style:leader-text="." style:position="5.9548in"/>
        </style:tab-stops>
      </style:paragraph-properties>
    </style:style>
    <style:style style:name="P33" style:parent-style-name="INNH4" style:family="paragraph">
      <style:paragraph-properties>
        <style:tab-stops>
          <style:tab-stop style:type="right" style:leader-style="dotted" style:leader-text="." style:position="5.802in"/>
        </style:tab-stops>
      </style:paragraph-properties>
    </style:style>
    <style:style style:name="P34" style:parent-style-name="INNH4" style:family="paragraph">
      <style:paragraph-properties>
        <style:tab-stops>
          <style:tab-stop style:type="right" style:leader-style="dotted" style:leader-text="." style:position="5.802in"/>
        </style:tab-stops>
      </style:paragraph-properties>
    </style:style>
    <style:style style:name="P35" style:parent-style-name="Normal" style:family="paragraph">
      <style:paragraph-properties fo:margin-bottom="0.0694in">
        <style:tab-stops>
          <style:tab-stop style:type="right" style:leader-style="dotted" style:leader-text="." style:position="6.2604in"/>
        </style:tab-stops>
      </style:paragraph-properties>
      <style:text-properties style:font-name="Aptos Display" style:font-name-asian="Aptos Display" style:font-name-complex="Aptos Display" fo:color="#0F4761" fo:font-size="20pt" style:font-size-asian="20pt" style:font-size-complex="20pt"/>
    </style:style>
    <style:style style:name="P36" style:parent-style-name="Normal" style:family="paragraph">
      <style:text-properties style:font-name="Aptos" style:font-name-asian="Aptos" style:font-name-complex="Aptos" fo:color="#000000"/>
    </style:style>
    <style:style style:name="P37" style:parent-style-name="Normal" style:family="paragraph">
      <style:text-properties style:font-name="Aptos" style:font-name-asian="Aptos" style:font-name-complex="Aptos" fo:color="#000000"/>
    </style:style>
    <style:style style:name="T38" style:parent-style-name="Standardskriftforavsnitt" style:family="text">
      <style:text-properties style:font-name="Aptos" style:font-name-asian="Aptos" style:font-name-complex="Aptos" fo:color="#000000" fo:language="en" fo:country="US"/>
    </style:style>
    <style:style style:name="P39" style:parent-style-name="Normal" style:family="paragraph">
      <style:text-properties style:font-name="Aptos" style:font-name-asian="Aptos" style:font-name-complex="Aptos" fo:color="#000000"/>
    </style:style>
    <style:style style:name="P40" style:parent-style-name="Overskrift1" style:family="paragraph">
      <style:text-properties style:font-name="Aptos Display" style:font-name-asian="Aptos Display" style:font-name-complex="Aptos Display"/>
    </style:style>
    <style:style style:name="P41" style:parent-style-name="Overskrift2" style:family="paragraph">
      <style:text-properties style:font-name="Aptos Display" style:font-name-asian="Aptos Display" style:font-name-complex="Aptos Display"/>
    </style:style>
    <style:style style:name="P42" style:parent-style-name="Normal" style:family="paragraph">
      <style:text-properties style:font-name="Aptos" style:font-name-asian="Aptos" style:font-name-complex="Aptos" fo:color="#000000"/>
    </style:style>
    <style:style style:name="T43" style:parent-style-name="Standardskriftforavsnitt" style:family="text">
      <style:text-properties style:font-name="Aptos" style:font-name-asian="Aptos" style:font-name-complex="Aptos" fo:font-weight="bold" style:font-weight-asian="bold" style:font-weight-complex="bold" fo:color="#000000" fo:language="en" fo:country="US"/>
    </style:style>
    <style:style style:name="T44" style:parent-style-name="Standardskriftforavsnitt" style:family="text">
      <style:text-properties style:font-name="Aptos" style:font-name-asian="Aptos" style:font-name-complex="Aptos" fo:color="#000000" fo:language="en" fo:country="US"/>
    </style:style>
    <style:style style:name="T45" style:parent-style-name="Standardskriftforavsnitt" style:family="text">
      <style:text-properties style:font-name="Aptos" style:font-name-asian="Aptos" style:font-name-complex="Aptos" fo:color="#000000"/>
    </style:style>
    <style:style style:name="T46" style:parent-style-name="Standardskriftforavsnitt" style:family="text">
      <style:text-properties style:font-name="Aptos" style:font-name-asian="Aptos" style:font-name-complex="Aptos" fo:font-weight="bold" style:font-weight-asian="bold" style:font-weight-complex="bold" fo:color="#000000"/>
    </style:style>
    <style:style style:name="T47" style:parent-style-name="Standardskriftforavsnitt" style:family="text">
      <style:text-properties style:font-name="Aptos" style:font-name-asian="Aptos" style:font-name-complex="Aptos" fo:color="#000000"/>
    </style:style>
    <style:style style:name="P48" style:parent-style-name="Normal" style:family="paragraph">
      <style:text-properties style:font-name="Aptos" style:font-name-asian="Aptos" style:font-name-complex="Aptos" fo:color="#000000"/>
    </style:style>
    <style:style style:name="P49" style:parent-style-name="Overskrift2" style:family="paragraph">
      <style:text-properties style:font-name="Aptos Display" style:font-name-asian="Aptos Display" style:font-name-complex="Aptos Display"/>
    </style:style>
    <style:style style:name="T50" style:parent-style-name="Standardskriftforavsnitt" style:family="text">
      <style:text-properties style:font-name="Aptos" style:font-name-asian="Aptos" style:font-name-complex="Aptos" fo:font-weight="bold" style:font-weight-asian="bold" style:font-weight-complex="bold" fo:color="#000000"/>
    </style:style>
    <style:style style:name="T51" style:parent-style-name="Standardskriftforavsnitt" style:family="text">
      <style:text-properties style:font-name="Aptos" style:font-name-asian="Aptos" style:font-name-complex="Aptos" fo:color="#000000"/>
    </style:style>
    <style:style style:name="P52" style:parent-style-name="Normal" style:family="paragraph">
      <style:text-properties style:font-name="Aptos" style:font-name-asian="Aptos" style:font-name-complex="Aptos" fo:color="#000000"/>
    </style:style>
    <style:style style:name="T53" style:parent-style-name="Standardskriftforavsnitt" style:family="text">
      <style:text-properties style:font-name="Aptos" style:font-name-asian="Aptos" style:font-name-complex="Aptos" fo:font-weight="bold" style:font-weight-asian="bold" style:font-weight-complex="bold" fo:color="#000000"/>
    </style:style>
    <style:style style:name="T54" style:parent-style-name="Standardskriftforavsnitt" style:family="text">
      <style:text-properties style:font-name="Aptos" style:font-name-asian="Aptos" style:font-name-complex="Aptos" fo:color="#000000"/>
    </style:style>
    <style:style style:name="P55" style:parent-style-name="Normal" style:family="paragraph">
      <style:text-properties style:font-name="Aptos" style:font-name-asian="Aptos" style:font-name-complex="Aptos" fo:color="#000000"/>
    </style:style>
    <style:style style:name="P56" style:parent-style-name="Overskrift1" style:family="paragraph">
      <style:text-properties style:font-name="Aptos Display" style:font-name-asian="Aptos Display" style:font-name-complex="Aptos Display"/>
    </style:style>
    <style:style style:name="T57" style:parent-style-name="Standardskriftforavsnitt" style:family="text">
      <style:text-properties style:font-name="Aptos" style:font-name-asian="Aptos" style:font-name-complex="Aptos" fo:font-weight="bold" style:font-weight-asian="bold" style:font-weight-complex="bold" fo:color="#000000"/>
    </style:style>
    <style:style style:name="T58" style:parent-style-name="Standardskriftforavsnitt" style:family="text">
      <style:text-properties style:font-name="Aptos" style:font-name-asian="Aptos" style:font-name-complex="Aptos" fo:color="#000000"/>
    </style:style>
    <style:style style:name="T59" style:parent-style-name="Standardskriftforavsnitt" style:family="text">
      <style:text-properties style:font-name="Aptos" style:font-name-asian="Aptos" style:font-name-complex="Aptos" fo:font-weight="bold" style:font-weight-asian="bold" style:font-weight-complex="bold" fo:color="#000000"/>
    </style:style>
    <style:style style:name="T60" style:parent-style-name="Standardskriftforavsnitt" style:family="text">
      <style:text-properties style:font-name="Aptos" style:font-name-asian="Aptos" style:font-name-complex="Aptos" fo:color="#000000"/>
    </style:style>
    <style:style style:name="P61" style:parent-style-name="Normal" style:family="paragraph">
      <style:text-properties style:font-name="Aptos" style:font-name-asian="Aptos" style:font-name-complex="Aptos" fo:color="#000000"/>
    </style:style>
    <style:style style:name="P62" style:parent-style-name="Overskrift1" style:family="paragraph">
      <style:text-properties style:font-name="Aptos Display" style:font-name-asian="Aptos Display" style:font-name-complex="Aptos Display"/>
    </style:style>
    <style:style style:name="P63" style:parent-style-name="Overskrift2" style:family="paragraph">
      <style:text-properties style:font-name="Aptos Display" style:font-name-asian="Aptos Display" style:font-name-complex="Aptos Display"/>
    </style:style>
    <style:style style:name="P64" style:parent-style-name="Overskrift3" style:family="paragraph">
      <style:text-properties style:font-name="Aptos" style:font-name-asian="Aptos" style:font-name-complex="Aptos"/>
    </style:style>
    <style:style style:name="P65" style:parent-style-name="Normal" style:family="paragraph">
      <style:text-properties style:font-name="Aptos" style:font-name-asian="Aptos" style:font-name-complex="Aptos" fo:color="#000000"/>
    </style:style>
    <style:style style:name="T66" style:parent-style-name="Standardskriftforavsnitt" style:family="text">
      <style:text-properties style:font-name="Aptos" style:font-name-asian="Aptos" style:font-name-complex="Aptos" fo:font-weight="bold" style:font-weight-asian="bold" style:font-weight-complex="bold" fo:color="#000000"/>
    </style:style>
    <style:style style:name="T67" style:parent-style-name="Standardskriftforavsnitt" style:family="text">
      <style:text-properties style:font-name="Aptos" style:font-name-asian="Aptos" style:font-name-complex="Aptos" fo:color="#000000"/>
    </style:style>
    <style:style style:name="T68" style:parent-style-name="Standardskriftforavsnitt" style:family="text">
      <style:text-properties style:font-name="Aptos" style:font-name-asian="Aptos" style:font-name-complex="Aptos" fo:font-weight="bold" style:font-weight-asian="bold" style:font-weight-complex="bold" fo:color="#000000"/>
    </style:style>
    <style:style style:name="T69" style:parent-style-name="Standardskriftforavsnitt" style:family="text">
      <style:text-properties style:font-name="Aptos" style:font-name-asian="Aptos" style:font-name-complex="Aptos" fo:color="#000000"/>
    </style:style>
    <style:style style:name="P70" style:parent-style-name="Normal" style:family="paragraph">
      <style:text-properties style:font-name="Aptos" style:font-name-asian="Aptos" style:font-name-complex="Aptos" fo:color="#000000"/>
    </style:style>
    <style:style style:name="P71" style:parent-style-name="Overskrift3" style:family="paragraph">
      <style:text-properties style:font-name="Aptos" style:font-name-asian="Aptos" style:font-name-complex="Aptos"/>
    </style:style>
    <style:style style:name="P72" style:parent-style-name="Normal" style:family="paragraph">
      <style:text-properties style:font-name="Aptos" style:font-name-asian="Aptos" style:font-name-complex="Aptos" fo:color="#000000"/>
    </style:style>
    <style:style style:name="T73" style:parent-style-name="Standardskriftforavsnitt" style:family="text">
      <style:text-properties style:font-name="Aptos" style:font-name-asian="Aptos" style:font-name-complex="Aptos" fo:font-weight="bold" style:font-weight-asian="bold" style:font-weight-complex="bold" fo:color="#000000"/>
    </style:style>
    <style:style style:name="T74" style:parent-style-name="Standardskriftforavsnitt" style:family="text">
      <style:text-properties style:font-name="Aptos" style:font-name-asian="Aptos" style:font-name-complex="Aptos" fo:color="#000000"/>
    </style:style>
    <style:style style:name="T75" style:parent-style-name="Standardskriftforavsnitt" style:family="text">
      <style:text-properties style:font-name="Aptos" style:font-name-asian="Aptos" style:font-name-complex="Aptos" fo:font-weight="bold" style:font-weight-asian="bold" style:font-weight-complex="bold" fo:color="#000000"/>
    </style:style>
    <style:style style:name="P76" style:parent-style-name="Normal" style:family="paragraph">
      <style:text-properties style:font-name="Aptos" style:font-name-asian="Aptos" style:font-name-complex="Aptos" fo:color="#000000"/>
    </style:style>
    <style:style style:name="P77" style:parent-style-name="Normal" style:family="paragraph">
      <style:text-properties style:font-name="Aptos" style:font-name-asian="Aptos" style:font-name-complex="Aptos" fo:color="#000000"/>
    </style:style>
    <style:style style:name="P78" style:parent-style-name="Overskrift3" style:family="paragraph">
      <style:text-properties style:font-name="Aptos" style:font-name-asian="Aptos" style:font-name-complex="Aptos"/>
    </style:style>
    <style:style style:name="P79" style:parent-style-name="Normal" style:family="paragraph">
      <style:text-properties style:font-name="Aptos" style:font-name-asian="Aptos" style:font-name-complex="Aptos" fo:color="#000000"/>
    </style:style>
    <style:style style:name="T80" style:parent-style-name="Standardskriftforavsnitt" style:family="text">
      <style:text-properties style:font-name="Aptos" style:font-name-asian="Aptos" style:font-name-complex="Aptos" fo:font-weight="bold" style:font-weight-asian="bold" style:font-weight-complex="bold" fo:color="#000000"/>
    </style:style>
    <style:style style:name="P81" style:parent-style-name="Normal" style:family="paragraph">
      <style:text-properties style:font-name="Aptos" style:font-name-asian="Aptos" style:font-name-complex="Aptos" fo:color="#000000"/>
    </style:style>
    <style:style style:name="P82" style:parent-style-name="Normal" style:family="paragraph">
      <style:text-properties style:font-name="Aptos" style:font-name-asian="Aptos" style:font-name-complex="Aptos" fo:color="#000000"/>
    </style:style>
    <style:style style:name="T83" style:parent-style-name="Standardskriftforavsnitt" style:family="text">
      <style:text-properties style:font-name="Aptos" style:font-name-asian="Aptos" style:font-name-complex="Aptos" fo:font-weight="bold" style:font-weight-asian="bold" style:font-weight-complex="bold" fo:color="#000000"/>
    </style:style>
    <style:style style:name="T84" style:parent-style-name="Standardskriftforavsnitt" style:family="text">
      <style:text-properties style:font-name="Aptos" style:font-name-asian="Aptos" style:font-name-complex="Aptos" fo:color="#000000"/>
    </style:style>
    <style:style style:name="P85" style:parent-style-name="Normal" style:family="paragraph">
      <style:text-properties style:font-name="Aptos" style:font-name-asian="Aptos" style:font-name-complex="Aptos" fo:color="#000000"/>
    </style:style>
    <style:style style:name="P86" style:parent-style-name="Overskrift3" style:family="paragraph">
      <style:text-properties style:font-name="Aptos" style:font-name-asian="Aptos" style:font-name-complex="Aptos"/>
    </style:style>
    <style:style style:name="P87" style:parent-style-name="Normal" style:family="paragraph">
      <style:text-properties style:font-name="Aptos" style:font-name-asian="Aptos" style:font-name-complex="Aptos" fo:color="#000000"/>
    </style:style>
    <style:style style:name="P88" style:parent-style-name="Normal" style:family="paragraph">
      <style:text-properties style:font-name="Aptos" style:font-name-asian="Aptos" style:font-name-complex="Aptos" fo:color="#000000"/>
    </style:style>
    <style:style style:name="T89" style:parent-style-name="Standardskriftforavsnitt" style:family="text">
      <style:text-properties style:font-name="Aptos" style:font-name-asian="Aptos" style:font-name-complex="Aptos" fo:font-weight="bold" style:font-weight-asian="bold" style:font-weight-complex="bold" fo:color="#000000"/>
    </style:style>
    <style:style style:name="T90" style:parent-style-name="Standardskriftforavsnitt" style:family="text">
      <style:text-properties style:font-name="Aptos" style:font-name-asian="Aptos" style:font-name-complex="Aptos" fo:color="#000000"/>
    </style:style>
    <style:style style:name="T91" style:parent-style-name="Standardskriftforavsnitt" style:family="text">
      <style:text-properties style:font-name="Aptos" style:font-name-asian="Aptos" style:font-name-complex="Aptos" fo:font-weight="bold" style:font-weight-asian="bold" style:font-weight-complex="bold" fo:color="#000000"/>
    </style:style>
    <style:style style:name="T92" style:parent-style-name="Standardskriftforavsnitt" style:family="text">
      <style:text-properties style:font-name="Aptos" style:font-name-asian="Aptos" style:font-name-complex="Aptos" fo:color="#000000"/>
    </style:style>
    <style:style style:name="P93" style:parent-style-name="Normal" style:family="paragraph">
      <style:text-properties style:font-name="Aptos" style:font-name-asian="Aptos" style:font-name-complex="Aptos" fo:color="#000000"/>
    </style:style>
    <style:style style:name="T94" style:parent-style-name="Standardskriftforavsnitt" style:family="text">
      <style:text-properties style:font-name="Aptos" style:font-name-asian="Aptos" style:font-name-complex="Aptos" fo:font-weight="bold" style:font-weight-asian="bold" style:font-weight-complex="bold" fo:color="#000000"/>
    </style:style>
    <style:style style:name="T95" style:parent-style-name="Standardskriftforavsnitt" style:family="text">
      <style:text-properties style:font-name="Aptos" style:font-name-asian="Aptos" style:font-name-complex="Aptos" fo:color="#000000"/>
    </style:style>
    <style:style style:name="P96" style:parent-style-name="Normal" style:family="paragraph">
      <style:text-properties style:font-name="Aptos" style:font-name-asian="Aptos" style:font-name-complex="Aptos" fo:color="#000000"/>
    </style:style>
    <style:style style:name="P97" style:parent-style-name="Overskrift3" style:family="paragraph">
      <style:text-properties style:font-name="Aptos" style:font-name-asian="Aptos" style:font-name-complex="Aptos"/>
    </style:style>
    <style:style style:name="P98" style:parent-style-name="Normal" style:family="paragraph">
      <style:text-properties style:font-name="Aptos" style:font-name-asian="Aptos" style:font-name-complex="Aptos" fo:color="#000000"/>
    </style:style>
    <style:style style:name="T99" style:parent-style-name="Standardskriftforavsnitt" style:family="text">
      <style:text-properties style:font-name="Aptos" style:font-name-asian="Aptos" style:font-name-complex="Aptos" fo:font-weight="bold" style:font-weight-asian="bold" style:font-weight-complex="bold" fo:color="#000000"/>
    </style:style>
    <style:style style:name="T100" style:parent-style-name="Standardskriftforavsnitt" style:family="text">
      <style:text-properties style:font-name="Aptos" style:font-name-asian="Aptos" style:font-name-complex="Aptos" fo:color="#000000"/>
    </style:style>
    <style:style style:name="T101" style:parent-style-name="Standardskriftforavsnitt" style:family="text">
      <style:text-properties style:font-name="Aptos" style:font-name-asian="Aptos" style:font-name-complex="Aptos" fo:font-weight="bold" style:font-weight-asian="bold" style:font-weight-complex="bold" fo:color="#000000"/>
    </style:style>
    <style:style style:name="T102" style:parent-style-name="Standardskriftforavsnitt" style:family="text">
      <style:text-properties style:font-name="Aptos" style:font-name-asian="Aptos" style:font-name-complex="Aptos" fo:color="#000000"/>
    </style:style>
    <style:style style:name="P103" style:parent-style-name="Normal" style:family="paragraph">
      <style:text-properties style:font-name="Aptos" style:font-name-asian="Aptos" style:font-name-complex="Aptos" fo:color="#000000"/>
    </style:style>
    <style:style style:name="P104" style:parent-style-name="Overskrift3" style:family="paragraph">
      <style:text-properties style:font-name="Aptos" style:font-name-asian="Aptos" style:font-name-complex="Aptos"/>
    </style:style>
    <style:style style:name="P105" style:parent-style-name="Normal" style:family="paragraph">
      <style:text-properties style:font-name="Aptos" style:font-name-asian="Aptos" style:font-name-complex="Aptos" fo:color="#000000"/>
    </style:style>
    <style:style style:name="P106" style:parent-style-name="Normal" style:family="paragraph">
      <style:text-properties style:font-name="Aptos" style:font-name-asian="Aptos" style:font-name-complex="Aptos" fo:color="#000000"/>
    </style:style>
    <style:style style:name="P107" style:parent-style-name="Overskrift3" style:family="paragraph">
      <style:text-properties style:font-name="Aptos" style:font-name-asian="Aptos" style:font-name-complex="Aptos"/>
    </style:style>
    <style:style style:name="P108" style:parent-style-name="Normal" style:family="paragraph">
      <style:text-properties style:font-name="Aptos" style:font-name-asian="Aptos" style:font-name-complex="Aptos" fo:color="#000000"/>
    </style:style>
    <style:style style:name="P109" style:parent-style-name="Normal" style:family="paragraph">
      <style:text-properties style:font-name="Aptos" style:font-name-asian="Aptos" style:font-name-complex="Aptos" fo:color="#000000"/>
    </style:style>
    <style:style style:name="P110" style:parent-style-name="Overskrift3" style:family="paragraph">
      <style:text-properties style:font-name="Aptos" style:font-name-asian="Aptos" style:font-name-complex="Aptos"/>
    </style:style>
    <style:style style:name="P111" style:parent-style-name="Normal" style:family="paragraph">
      <style:text-properties style:font-name="Aptos" style:font-name-asian="Aptos" style:font-name-complex="Aptos" fo:color="#000000"/>
    </style:style>
    <style:style style:name="T112" style:parent-style-name="Standardskriftforavsnitt" style:family="text">
      <style:text-properties style:font-name="Aptos" style:font-name-asian="Aptos" style:font-name-complex="Aptos" fo:font-weight="bold" style:font-weight-asian="bold" style:font-weight-complex="bold" fo:color="#000000" fo:language="en" fo:country="US"/>
    </style:style>
    <style:style style:name="T113" style:parent-style-name="Standardskriftforavsnitt" style:family="text">
      <style:text-properties style:font-name="Aptos" style:font-name-asian="Aptos" style:font-name-complex="Aptos" fo:color="#000000" fo:language="en" fo:country="US"/>
    </style:style>
    <style:style style:name="T114" style:parent-style-name="Standardskriftforavsnitt" style:family="text">
      <style:text-properties style:font-name="Aptos" style:font-name-asian="Aptos" style:font-name-complex="Aptos" fo:color="#000000"/>
    </style:style>
    <style:style style:name="T115" style:parent-style-name="Standardskriftforavsnitt" style:family="text">
      <style:text-properties style:font-name="Aptos" style:font-name-asian="Aptos" style:font-name-complex="Aptos" fo:color="#000000" fo:language="en" fo:country="US"/>
    </style:style>
    <style:style style:name="P116" style:parent-style-name="Normal" style:family="paragraph">
      <style:text-properties style:font-name="Aptos" style:font-name-asian="Aptos" style:font-name-complex="Aptos" fo:color="#000000"/>
    </style:style>
    <style:style style:name="P117" style:parent-style-name="Overskrift3" style:family="paragraph">
      <style:text-properties style:font-name="Aptos" style:font-name-asian="Aptos" style:font-name-complex="Aptos"/>
    </style:style>
    <style:style style:name="P118" style:parent-style-name="Normal" style:family="paragraph">
      <style:text-properties style:font-name="Aptos" style:font-name-asian="Aptos" style:font-name-complex="Aptos" fo:color="#000000"/>
    </style:style>
    <style:style style:name="P119" style:parent-style-name="Normal" style:family="paragraph">
      <style:text-properties style:font-name="Aptos" style:font-name-asian="Aptos" style:font-name-complex="Aptos" fo:color="#000000"/>
    </style:style>
    <style:style style:name="P120" style:parent-style-name="Overskrift3" style:family="paragraph">
      <style:text-properties style:font-name="Aptos" style:font-name-asian="Aptos" style:font-name-complex="Aptos"/>
    </style:style>
    <style:style style:name="P121" style:parent-style-name="Normal" style:family="paragraph">
      <style:text-properties style:font-name="Aptos" style:font-name-asian="Aptos" style:font-name-complex="Aptos" fo:color="#000000"/>
    </style:style>
    <style:style style:name="T122" style:parent-style-name="Standardskriftforavsnitt" style:family="text">
      <style:text-properties style:font-name="Aptos" style:font-name-asian="Aptos" style:font-name-complex="Aptos" fo:font-weight="bold" style:font-weight-asian="bold" style:font-weight-complex="bold" fo:color="#000000"/>
    </style:style>
    <style:style style:name="P123" style:parent-style-name="Normal" style:family="paragraph">
      <style:text-properties style:font-name="Aptos" style:font-name-asian="Aptos" style:font-name-complex="Aptos" fo:color="#000000"/>
    </style:style>
    <style:style style:name="P124" style:parent-style-name="Normal" style:family="paragraph">
      <style:text-properties style:font-name="Aptos" style:font-name-asian="Aptos" style:font-name-complex="Aptos" fo:color="#000000"/>
    </style:style>
    <style:style style:name="P125" style:parent-style-name="Normal" style:family="paragraph">
      <style:text-properties style:font-name="Aptos" style:font-name-asian="Aptos" style:font-name-complex="Aptos" fo:color="#000000"/>
    </style:style>
    <style:style style:name="P126" style:parent-style-name="Overskrift3" style:family="paragraph">
      <style:text-properties style:font-name="Aptos" style:font-name-asian="Aptos" style:font-name-complex="Aptos"/>
    </style:style>
    <style:style style:name="P127" style:parent-style-name="Normal" style:family="paragraph">
      <style:text-properties style:font-name="Aptos" style:font-name-asian="Aptos" style:font-name-complex="Aptos" fo:color="#000000"/>
    </style:style>
    <style:style style:name="T128" style:parent-style-name="Standardskriftforavsnitt" style:family="text">
      <style:text-properties style:font-name="Aptos" style:font-name-asian="Aptos" style:font-name-complex="Aptos" fo:color="#000000" fo:language="en" fo:country="US"/>
    </style:style>
    <style:style style:name="P129" style:parent-style-name="Normal" style:family="paragraph">
      <style:text-properties style:font-name="Aptos" style:font-name-asian="Aptos" style:font-name-complex="Aptos" fo:color="#000000"/>
    </style:style>
    <style:style style:name="T130" style:parent-style-name="Standardskriftforavsnitt" style:family="text">
      <style:text-properties style:font-name="Aptos" style:font-name-asian="Aptos" style:font-name-complex="Aptos" fo:language="en" fo:country="US"/>
    </style:style>
    <style:style style:name="T131" style:parent-style-name="Standardskriftforavsnitt" style:family="text">
      <style:text-properties style:font-name="Aptos" style:font-name-asian="Aptos" style:font-name-complex="Aptos" fo:color="#000000" fo:language="en" fo:country="US"/>
    </style:style>
    <style:style style:name="P132" style:parent-style-name="Normal" style:family="paragraph">
      <style:text-properties style:font-name="Aptos" style:font-name-asian="Aptos" style:font-name-complex="Aptos" fo:color="#000000"/>
    </style:style>
    <style:style style:name="P133" style:parent-style-name="Overskrift2" style:family="paragraph">
      <style:text-properties style:font-name="Aptos Display" style:font-name-asian="Aptos Display" style:font-name-complex="Aptos Display"/>
    </style:style>
    <style:style style:name="P134" style:parent-style-name="Overskrift3" style:family="paragraph">
      <style:text-properties style:font-name="Aptos" style:font-name-asian="Aptos" style:font-name-complex="Aptos"/>
    </style:style>
    <style:style style:name="P135" style:parent-style-name="Overskrift4" style:family="paragraph">
      <style:text-properties style:font-name="Aptos" style:font-name-asian="Aptos" style:font-name-complex="Aptos"/>
    </style:style>
    <style:style style:name="P136" style:parent-style-name="Normal" style:family="paragraph">
      <style:text-properties style:font-name="Aptos" style:font-name-asian="Aptos" style:font-name-complex="Aptos" fo:color="#000000"/>
    </style:style>
    <style:style style:name="T137" style:parent-style-name="Standardskriftforavsnitt" style:family="text">
      <style:text-properties style:font-name="Aptos" style:font-name-asian="Aptos" style:font-name-complex="Aptos" fo:font-weight="bold" style:font-weight-asian="bold" style:font-weight-complex="bold" fo:color="#000000" fo:language="en" fo:country="US"/>
    </style:style>
    <style:style style:name="T138" style:parent-style-name="Standardskriftforavsnitt" style:family="text">
      <style:text-properties style:font-name="Aptos" style:font-name-asian="Aptos" style:font-name-complex="Aptos" fo:color="#000000" fo:language="en" fo:country="US"/>
    </style:style>
    <style:style style:name="P139" style:parent-style-name="Normal" style:family="paragraph">
      <style:text-properties style:font-name="Aptos" style:font-name-asian="Aptos" style:font-name-complex="Aptos" fo:color="#000000"/>
    </style:style>
    <style:style style:name="P140" style:parent-style-name="Overskrift4" style:family="paragraph">
      <style:text-properties style:font-name="Aptos" style:font-name-asian="Aptos" style:font-name-complex="Aptos"/>
    </style:style>
    <style:style style:name="P141" style:parent-style-name="Normal" style:family="paragraph">
      <style:text-properties style:font-name="Aptos" style:font-name-asian="Aptos" style:font-name-complex="Aptos" fo:color="#000000"/>
    </style:style>
    <style:style style:name="T142" style:parent-style-name="Standardskriftforavsnitt" style:family="text">
      <style:text-properties style:font-name="Aptos" style:font-name-asian="Aptos" style:font-name-complex="Aptos" fo:font-weight="bold" style:font-weight-asian="bold" style:font-weight-complex="bold" fo:color="#000000" fo:language="en" fo:country="US"/>
    </style:style>
    <style:style style:name="T143" style:parent-style-name="Standardskriftforavsnitt" style:family="text">
      <style:text-properties style:font-name="Aptos" style:font-name-asian="Aptos" style:font-name-complex="Aptos" fo:color="#000000" fo:language="en" fo:country="US"/>
    </style:style>
    <style:style style:name="P144" style:parent-style-name="Normal" style:family="paragraph">
      <style:text-properties style:font-name="Aptos" style:font-name-asian="Aptos" style:font-name-complex="Aptos" fo:color="#000000"/>
    </style:style>
    <style:style style:name="P145" style:parent-style-name="Overskrift4" style:family="paragraph">
      <style:text-properties style:font-name="Aptos" style:font-name-asian="Aptos" style:font-name-complex="Aptos"/>
    </style:style>
    <style:style style:name="P146" style:parent-style-name="Normal" style:family="paragraph">
      <style:text-properties style:font-name="Aptos" style:font-name-asian="Aptos" style:font-name-complex="Aptos" fo:color="#000000"/>
    </style:style>
    <style:style style:name="P147" style:parent-style-name="Normal" style:family="paragraph">
      <style:text-properties style:font-name="Aptos" style:font-name-asian="Aptos" style:font-name-complex="Aptos" fo:color="#000000"/>
    </style:style>
    <style:style style:name="P148" style:parent-style-name="Overskrift4" style:family="paragraph">
      <style:text-properties style:font-name="Aptos" style:font-name-asian="Aptos" style:font-name-complex="Aptos"/>
    </style:style>
    <style:style style:name="P149" style:parent-style-name="Normal" style:family="paragraph">
      <style:text-properties style:font-name="Aptos" style:font-name-asian="Aptos" style:font-name-complex="Aptos" fo:color="#000000"/>
    </style:style>
    <style:style style:name="T150" style:parent-style-name="Standardskriftforavsnitt" style:family="text">
      <style:text-properties style:font-name="Aptos" style:font-name-asian="Aptos" style:font-name-complex="Aptos" fo:font-weight="bold" style:font-weight-asian="bold" style:font-weight-complex="bold" fo:color="#000000"/>
    </style:style>
    <style:style style:name="T151" style:parent-style-name="Standardskriftforavsnitt" style:family="text">
      <style:text-properties style:font-name="Aptos" style:font-name-asian="Aptos" style:font-name-complex="Aptos" fo:color="#000000" fo:language="en" fo:country="US"/>
    </style:style>
    <style:style style:name="T152" style:parent-style-name="Standardskriftforavsnitt" style:family="text">
      <style:text-properties style:font-name="Aptos" style:font-name-asian="Aptos" style:font-name-complex="Aptos" fo:font-weight="bold" style:font-weight-asian="bold" style:font-weight-complex="bold" fo:color="#000000"/>
    </style:style>
    <style:style style:name="T153" style:parent-style-name="Standardskriftforavsnitt" style:family="text">
      <style:text-properties style:font-name="Aptos" style:font-name-asian="Aptos" style:font-name-complex="Aptos" fo:color="#000000"/>
    </style:style>
    <style:style style:name="P154" style:parent-style-name="Normal" style:family="paragraph">
      <style:text-properties style:font-name="Aptos" style:font-name-asian="Aptos" style:font-name-complex="Aptos" fo:color="#000000"/>
    </style:style>
    <style:style style:name="P155" style:parent-style-name="Normal" style:family="paragraph">
      <style:text-properties style:font-name="Aptos" style:font-name-asian="Aptos" style:font-name-complex="Aptos" fo:color="#000000"/>
    </style:style>
    <style:style style:name="P156" style:parent-style-name="Overskrift4" style:family="paragraph">
      <style:text-properties style:font-name="Aptos" style:font-name-asian="Aptos" style:font-name-complex="Aptos"/>
    </style:style>
    <style:style style:name="P157" style:parent-style-name="Normal" style:family="paragraph">
      <style:text-properties style:font-name="Aptos" style:font-name-asian="Aptos" style:font-name-complex="Aptos" fo:color="#000000"/>
    </style:style>
    <style:style style:name="T158" style:parent-style-name="Standardskriftforavsnitt" style:family="text">
      <style:text-properties style:font-name="Aptos" style:font-name-asian="Aptos" style:font-name-complex="Aptos" fo:font-weight="bold" style:font-weight-asian="bold" style:font-weight-complex="bold" fo:color="#000000"/>
    </style:style>
    <style:style style:name="T159" style:parent-style-name="Standardskriftforavsnitt" style:family="text">
      <style:text-properties style:font-name="Aptos" style:font-name-asian="Aptos" style:font-name-complex="Aptos" fo:color="#000000"/>
    </style:style>
    <style:style style:name="P160" style:parent-style-name="Normal" style:family="paragraph">
      <style:text-properties style:font-name="Aptos" style:font-name-asian="Aptos" style:font-name-complex="Aptos" fo:color="#000000"/>
    </style:style>
    <style:style style:name="P161" style:parent-style-name="Normal" style:family="paragraph">
      <style:text-properties style:font-name="Aptos" style:font-name-asian="Aptos" style:font-name-complex="Aptos" fo:color="#000000"/>
    </style:style>
    <style:style style:name="P162" style:parent-style-name="Normal" style:family="paragraph">
      <style:text-properties style:font-name="Aptos" style:font-name-asian="Aptos" style:font-name-complex="Aptos" fo:color="#000000"/>
    </style:style>
    <style:style style:name="T163" style:parent-style-name="Standardskriftforavsnitt" style:family="text">
      <style:text-properties style:font-name="Aptos" style:font-name-asian="Aptos" style:font-name-complex="Aptos" fo:color="#000000" fo:language="en" fo:country="US"/>
    </style:style>
    <style:style style:name="P164" style:parent-style-name="Normal" style:family="paragraph">
      <style:text-properties style:font-name="Aptos" style:font-name-asian="Aptos" style:font-name-complex="Aptos" fo:color="#000000"/>
    </style:style>
    <style:style style:name="P165" style:parent-style-name="Overskrift4" style:family="paragraph">
      <style:text-properties style:font-name="Aptos" style:font-name-asian="Aptos" style:font-name-complex="Aptos"/>
    </style:style>
    <style:style style:name="P166" style:parent-style-name="Normal" style:family="paragraph">
      <style:text-properties style:font-name="Aptos" style:font-name-asian="Aptos" style:font-name-complex="Aptos" fo:color="#000000"/>
    </style:style>
    <style:style style:name="T167" style:parent-style-name="Standardskriftforavsnitt" style:family="text">
      <style:text-properties style:font-name="Aptos" style:font-name-asian="Aptos" style:font-name-complex="Aptos" fo:font-weight="bold" style:font-weight-asian="bold" style:font-weight-complex="bold" fo:color="#000000"/>
    </style:style>
    <style:style style:name="T168" style:parent-style-name="Standardskriftforavsnitt" style:family="text">
      <style:text-properties style:font-name="Aptos" style:font-name-asian="Aptos" style:font-name-complex="Aptos" fo:color="#000000"/>
    </style:style>
    <style:style style:name="T169" style:parent-style-name="Standardskriftforavsnitt" style:family="text">
      <style:text-properties style:font-name="Aptos" style:font-name-asian="Aptos" style:font-name-complex="Aptos" fo:font-weight="bold" style:font-weight-asian="bold" style:font-weight-complex="bold" fo:color="#000000"/>
    </style:style>
    <style:style style:name="P170" style:parent-style-name="Normal" style:family="paragraph">
      <style:text-properties style:font-name="Aptos" style:font-name-asian="Aptos" style:font-name-complex="Aptos" fo:color="#000000"/>
    </style:style>
    <style:style style:name="P171" style:parent-style-name="Normal" style:family="paragraph">
      <style:text-properties style:font-name="Aptos" style:font-name-asian="Aptos" style:font-name-complex="Aptos" fo:color="#000000"/>
    </style:style>
    <style:style style:name="P172" style:parent-style-name="Normal" style:family="paragraph">
      <style:paragraph-properties fo:keep-with-next="always" fo:keep-together="always" fo:margin-top="0.0555in" fo:margin-bottom="0.0277in"/>
      <style:text-properties style:font-name="Aptos" style:font-name-asian="Aptos" style:font-name-complex="Aptos" fo:color="#0F4761"/>
    </style:style>
    <style:style style:name="P173" style:parent-style-name="Overskrift3" style:family="paragraph">
      <style:text-properties style:font-name="Aptos" style:font-name-asian="Aptos" style:font-name-complex="Aptos"/>
    </style:style>
    <style:style style:name="P174" style:parent-style-name="Overskrift4" style:family="paragraph">
      <style:text-properties style:font-name="Aptos" style:font-name-asian="Aptos" style:font-name-complex="Aptos"/>
    </style:style>
    <style:style style:name="P175" style:parent-style-name="Normal" style:family="paragraph">
      <style:text-properties style:font-name="Aptos" style:font-name-asian="Aptos" style:font-name-complex="Aptos" fo:color="#000000"/>
    </style:style>
    <style:style style:name="T176" style:parent-style-name="Standardskriftforavsnitt" style:family="text">
      <style:text-properties style:font-name="Aptos" style:font-name-asian="Aptos" style:font-name-complex="Aptos" fo:font-weight="bold" style:font-weight-asian="bold" style:font-weight-complex="bold" fo:color="#000000"/>
    </style:style>
    <style:style style:name="P177" style:parent-style-name="Normal" style:family="paragraph">
      <style:text-properties style:font-name="Aptos" style:font-name-asian="Aptos" style:font-name-complex="Aptos" fo:color="#000000"/>
    </style:style>
    <style:style style:name="T178" style:parent-style-name="Standardskriftforavsnitt" style:family="text">
      <style:text-properties style:font-name="Aptos" style:font-name-asian="Aptos" style:font-name-complex="Aptos" fo:font-weight="bold" style:font-weight-asian="bold" style:font-weight-complex="bold" fo:color="#000000"/>
    </style:style>
    <style:style style:name="P179" style:parent-style-name="Normal" style:family="paragraph">
      <style:text-properties style:font-name="Aptos" style:font-name-asian="Aptos" style:font-name-complex="Aptos" fo:color="#000000"/>
    </style:style>
    <style:style style:name="P180" style:parent-style-name="Normal" style:family="paragraph">
      <style:text-properties style:font-name="Aptos" style:font-name-asian="Aptos" style:font-name-complex="Aptos" fo:color="#000000"/>
    </style:style>
    <style:style style:name="P181" style:parent-style-name="Normal" style:family="paragraph">
      <style:text-properties style:font-name="Aptos" style:font-name-asian="Aptos" style:font-name-complex="Aptos" fo:color="#000000"/>
    </style:style>
    <style:style style:name="P182" style:parent-style-name="Normal" style:family="paragraph">
      <style:text-properties style:font-name="Aptos" style:font-name-asian="Aptos" style:font-name-complex="Aptos" fo:color="#000000"/>
    </style:style>
    <style:style style:name="P183" style:parent-style-name="Normal" style:family="paragraph">
      <style:text-properties style:font-name="Aptos" style:font-name-asian="Aptos" style:font-name-complex="Aptos" fo:color="#000000"/>
    </style:style>
    <style:style style:name="T184" style:parent-style-name="Standardskriftforavsnitt" style:family="text">
      <style:text-properties style:font-name="Aptos" style:font-name-asian="Aptos" style:font-name-complex="Aptos" fo:font-weight="bold" style:font-weight-asian="bold" style:font-weight-complex="bold" fo:color="#000000"/>
    </style:style>
    <style:style style:name="T185" style:parent-style-name="Standardskriftforavsnitt" style:family="text">
      <style:text-properties style:font-name="Aptos" style:font-name-asian="Aptos" style:font-name-complex="Aptos" fo:color="#000000" fo:language="en" fo:country="US"/>
    </style:style>
    <style:style style:name="T186" style:parent-style-name="Standardskriftforavsnitt" style:family="text">
      <style:text-properties style:font-name="Aptos" style:font-name-asian="Aptos" style:font-name-complex="Aptos" fo:color="#000000"/>
    </style:style>
    <style:style style:name="T187" style:parent-style-name="Standardskriftforavsnitt" style:family="text">
      <style:text-properties style:font-name="Aptos" style:font-name-asian="Aptos" style:font-name-complex="Aptos" fo:color="#000000" fo:language="en" fo:country="US"/>
    </style:style>
    <style:style style:name="T188" style:parent-style-name="Standardskriftforavsnitt" style:family="text">
      <style:text-properties style:font-name="Aptos" style:font-name-asian="Aptos" style:font-name-complex="Aptos" fo:color="#000000" fo:language="en" fo:country="US"/>
    </style:style>
    <style:style style:name="P189" style:parent-style-name="Normal" style:family="paragraph">
      <style:text-properties style:font-name="Aptos" style:font-name-asian="Aptos" style:font-name-complex="Aptos" fo:color="#000000"/>
    </style:style>
    <style:style style:name="P190" style:parent-style-name="Overskrift4" style:family="paragraph">
      <style:text-properties style:font-name="Aptos" style:font-name-asian="Aptos" style:font-name-complex="Aptos"/>
    </style:style>
    <style:style style:name="P191" style:parent-style-name="Normal" style:family="paragraph">
      <style:text-properties style:font-name="Aptos" style:font-name-asian="Aptos" style:font-name-complex="Aptos" fo:color="#000000"/>
    </style:style>
    <style:style style:name="T192" style:parent-style-name="Standardskriftforavsnitt" style:family="text">
      <style:text-properties style:font-name="Aptos" style:font-name-asian="Aptos" style:font-name-complex="Aptos" fo:font-weight="bold" style:font-weight-asian="bold" style:font-weight-complex="bold" fo:color="#000000"/>
    </style:style>
    <style:style style:name="T193" style:parent-style-name="Standardskriftforavsnitt" style:family="text">
      <style:text-properties style:font-name="Aptos" style:font-name-asian="Aptos" style:font-name-complex="Aptos" fo:color="#000000"/>
    </style:style>
    <style:style style:name="P194" style:parent-style-name="Normal" style:family="paragraph">
      <style:text-properties style:font-name="Aptos" style:font-name-asian="Aptos" style:font-name-complex="Aptos" fo:color="#000000"/>
    </style:style>
    <style:style style:name="P195" style:parent-style-name="Normal" style:family="paragraph">
      <style:text-properties style:font-name="Aptos" style:font-name-asian="Aptos" style:font-name-complex="Aptos" fo:color="#000000"/>
    </style:style>
    <style:style style:name="P196" style:parent-style-name="Normal" style:family="paragraph">
      <style:text-properties style:font-name="Aptos" style:font-name-asian="Aptos" style:font-name-complex="Aptos" fo:color="#000000"/>
    </style:style>
    <style:style style:name="P197" style:parent-style-name="Overskrift4" style:family="paragraph">
      <style:text-properties style:font-name="Aptos" style:font-name-asian="Aptos" style:font-name-complex="Aptos"/>
    </style:style>
    <style:style style:name="P198" style:parent-style-name="Normal" style:family="paragraph">
      <style:text-properties style:font-name="Aptos" style:font-name-asian="Aptos" style:font-name-complex="Aptos" fo:color="#000000"/>
    </style:style>
    <style:style style:name="T199" style:parent-style-name="Standardskriftforavsnitt" style:family="text">
      <style:text-properties style:font-name="Aptos" style:font-name-asian="Aptos" style:font-name-complex="Aptos" fo:font-weight="bold" style:font-weight-asian="bold" style:font-weight-complex="bold" fo:color="#000000"/>
    </style:style>
    <style:style style:name="T200" style:parent-style-name="Standardskriftforavsnitt" style:family="text">
      <style:text-properties style:font-name="Aptos" style:font-name-asian="Aptos" style:font-name-complex="Aptos" fo:color="#000000"/>
    </style:style>
    <style:style style:name="T201" style:parent-style-name="Standardskriftforavsnitt" style:family="text">
      <style:text-properties style:font-name="Aptos" style:font-name-asian="Aptos" style:font-name-complex="Aptos" fo:font-weight="bold" style:font-weight-asian="bold" style:font-weight-complex="bold" fo:color="#000000"/>
    </style:style>
    <style:style style:name="P202" style:parent-style-name="Normal" style:family="paragraph">
      <style:text-properties style:font-name="Aptos" style:font-name-asian="Aptos" style:font-name-complex="Aptos" fo:color="#000000"/>
    </style:style>
    <style:style style:name="P203" style:parent-style-name="Normal" style:family="paragraph">
      <style:text-properties style:font-name="Aptos" style:font-name-asian="Aptos" style:font-name-complex="Aptos" fo:color="#000000"/>
    </style:style>
    <style:style style:name="P204" style:parent-style-name="Normal" style:family="paragraph">
      <style:text-properties style:font-name="Aptos" style:font-name-asian="Aptos" style:font-name-complex="Aptos" fo:color="#000000"/>
    </style:style>
    <style:style style:name="P205" style:parent-style-name="Normal" style:family="paragraph">
      <style:text-properties style:font-name="Aptos" style:font-name-asian="Aptos" style:font-name-complex="Aptos" fo:color="#000000"/>
    </style:style>
    <style:style style:name="P206" style:parent-style-name="Overskrift4" style:family="paragraph">
      <style:text-properties style:font-name="Aptos" style:font-name-asian="Aptos" style:font-name-complex="Aptos"/>
    </style:style>
    <style:style style:name="P207" style:parent-style-name="Normal" style:family="paragraph">
      <style:text-properties style:font-name="Aptos" style:font-name-asian="Aptos" style:font-name-complex="Aptos" fo:color="#000000"/>
    </style:style>
    <style:style style:name="P208" style:parent-style-name="Normal" style:family="paragraph">
      <style:paragraph-properties fo:keep-with-next="always" fo:keep-together="always" fo:margin-top="0.0555in" fo:margin-bottom="0.0277in"/>
      <style:text-properties style:font-name="Aptos" style:font-name-asian="Aptos" style:font-name-complex="Aptos" fo:color="#0F4761"/>
    </style:style>
    <style:style style:name="P209" style:parent-style-name="Overskrift3" style:family="paragraph">
      <style:text-properties style:font-name="Aptos" style:font-name-asian="Aptos" style:font-name-complex="Aptos"/>
    </style:style>
    <style:style style:name="P210" style:parent-style-name="Overskrift4" style:family="paragraph">
      <style:text-properties style:font-name="Aptos" style:font-name-asian="Aptos" style:font-name-complex="Aptos"/>
    </style:style>
    <style:style style:name="P211" style:parent-style-name="Normal" style:family="paragraph">
      <style:text-properties style:font-name="Aptos" style:font-name-asian="Aptos" style:font-name-complex="Aptos" fo:color="#000000"/>
    </style:style>
    <style:style style:name="T212" style:parent-style-name="Standardskriftforavsnitt" style:family="text">
      <style:text-properties style:font-name="Aptos" style:font-name-asian="Aptos" style:font-name-complex="Aptos" fo:font-weight="bold" style:font-weight-asian="bold" style:font-weight-complex="bold" fo:color="#000000"/>
    </style:style>
    <style:style style:name="T213" style:parent-style-name="Standardskriftforavsnitt" style:family="text">
      <style:text-properties style:font-name="Aptos" style:font-name-asian="Aptos" style:font-name-complex="Aptos" fo:color="#000000"/>
    </style:style>
    <style:style style:name="T214" style:parent-style-name="Standardskriftforavsnitt" style:family="text">
      <style:text-properties style:font-name="Aptos" style:font-name-asian="Aptos" style:font-name-complex="Aptos" fo:font-weight="bold" style:font-weight-asian="bold" style:font-weight-complex="bold" fo:color="#000000"/>
    </style:style>
    <style:style style:name="P215" style:parent-style-name="Normal" style:family="paragraph">
      <style:text-properties style:font-name="Aptos" style:font-name-asian="Aptos" style:font-name-complex="Aptos" fo:color="#000000"/>
    </style:style>
    <style:style style:name="P216" style:parent-style-name="Normal" style:family="paragraph">
      <style:text-properties style:font-name="Aptos" style:font-name-asian="Aptos" style:font-name-complex="Aptos" fo:color="#000000"/>
    </style:style>
    <style:style style:name="T217" style:parent-style-name="Standardskriftforavsnitt" style:family="text">
      <style:text-properties style:font-name="Aptos" style:font-name-asian="Aptos" style:font-name-complex="Aptos" fo:color="#000000" fo:language="en" fo:country="US"/>
    </style:style>
    <style:style style:name="T218" style:parent-style-name="Standardskriftforavsnitt" style:family="text">
      <style:text-properties style:font-name="Aptos" style:font-name-asian="Aptos" style:font-name-complex="Aptos" fo:font-weight="bold" style:font-weight-asian="bold" style:font-weight-complex="bold" fo:color="#000000" fo:language="en" fo:country="US"/>
    </style:style>
    <style:style style:name="T219" style:parent-style-name="Standardskriftforavsnitt" style:family="text">
      <style:text-properties style:font-name="Aptos" style:font-name-asian="Aptos" style:font-name-complex="Aptos" fo:color="#000000" fo:language="en" fo:country="US"/>
    </style:style>
    <style:style style:name="T220" style:parent-style-name="Standardskriftforavsnitt" style:family="text">
      <style:text-properties style:font-name="Aptos" style:font-name-asian="Aptos" style:font-name-complex="Aptos" fo:font-weight="bold" style:font-weight-asian="bold" style:font-weight-complex="bold" fo:color="#000000"/>
    </style:style>
    <style:style style:name="P221" style:parent-style-name="Normal" style:family="paragraph">
      <style:paragraph-properties fo:margin-bottom="0in"/>
      <style:text-properties style:font-name="Aptos" style:font-name-asian="Aptos" style:font-name-complex="Aptos" fo:color="#000000"/>
    </style:style>
    <style:style style:name="P222" style:parent-style-name="Normal" style:family="paragraph">
      <style:paragraph-properties fo:margin-bottom="0in"/>
      <style:text-properties style:font-name="Aptos" style:font-name-asian="Aptos" style:font-name-complex="Aptos" fo:color="#000000"/>
    </style:style>
    <style:style style:name="P223" style:parent-style-name="Normal" style:family="paragraph">
      <style:paragraph-properties fo:margin-bottom="0in"/>
    </style:style>
    <style:style style:name="T224" style:parent-style-name="Standardskriftforavsnitt" style:family="text">
      <style:text-properties style:font-name="Aptos" style:font-name-asian="Aptos" style:font-name-complex="Aptos" fo:color="#000000" fo:language="en" fo:country="US"/>
    </style:style>
    <style:style style:name="T225" style:parent-style-name="Standardskriftforavsnitt" style:family="text">
      <style:text-properties style:font-name="Aptos" style:font-name-asian="Aptos" style:font-name-complex="Aptos" fo:color="#000000"/>
    </style:style>
    <style:style style:name="P226" style:parent-style-name="Normal" style:family="paragraph">
      <style:text-properties style:font-name="Aptos" style:font-name-asian="Aptos" style:font-name-complex="Aptos" fo:color="#000000"/>
    </style:style>
    <style:style style:name="P227" style:parent-style-name="Normal" style:family="paragraph">
      <style:paragraph-properties fo:margin-bottom="0in"/>
      <style:text-properties style:font-name="Aptos" style:font-name-asian="Aptos" style:font-name-complex="Aptos" fo:color="#000000"/>
    </style:style>
  </office:automatic-styles>
  <office:body>
    <office:text text:use-soft-page-breaks="true">
      <text:table-of-content text:name="_TOC0">
        <text:table-of-content-source text:outline-level="9" text:use-outline-level="true" text:use-index-marks="false" text:use-index-source-styles="false" text:index-scope="document">
          <text:table-of-content-entry-template text:outline-level="1" text:style-name="INNH1">
            <text:index-entry-link-start/>
            <text:index-entry-text/>
            <text:index-entry-tab-stop style:leader-char="." style:type="right"/>
            <text:index-entry-page-number/>
            <text:index-entry-link-end/>
          </text:table-of-content-entry-template>
          <text:table-of-content-entry-template text:outline-level="2" text:style-name="INNH2">
            <text:index-entry-link-start/>
            <text:index-entry-text/>
            <text:index-entry-tab-stop style:leader-char="." style:type="right"/>
            <text:index-entry-page-number/>
            <text:index-entry-link-end/>
          </text:table-of-content-entry-template>
          <text:table-of-content-entry-template text:outline-level="3" text:style-name="INNH3">
            <text:index-entry-link-start/>
            <text:index-entry-text/>
            <text:index-entry-tab-stop style:leader-char="." style:type="right"/>
            <text:index-entry-page-number/>
            <text:index-entry-link-end/>
          </text:table-of-content-entry-template>
          <text:table-of-content-entry-template text:outline-level="4" text:style-name="INNH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ext:a xlink:href="#_Toc522402709" office:target-frame-name="_top" xlink:show="replace"><text:span text:style-name="Hyperkobling">Generelt om objekter og instansiering</text:span><text:tab/><text:span text:style-name="Hyperkobling">1</text:span></text:a></text:p>
          <text:p text:style-name="P2"><text:a xlink:href="#_Toc1180065611" office:target-frame-name="_top" xlink:show="replace"><text:span text:style-name="Hyperkobling">Bruk av instanser:</text:span><text:tab/><text:span text:style-name="Hyperkobling">1</text:span></text:a></text:p>
          <text:p text:style-name="P3"><text:a xlink:href="#_Toc686996953" office:target-frame-name="_top" xlink:show="replace"><text:span text:style-name="Hyperkobling">Å lage objekter og virkemåte:</text:span><text:tab/><text:span text:style-name="Hyperkobling">1</text:span></text:a></text:p>
          <text:p text:style-name="P4"><text:a xlink:href="#_Toc1550186015" office:target-frame-name="_top" xlink:show="replace"><text:span text:style-name="Hyperkobling">Biblioteker brukt</text:span><text:tab/><text:span text:style-name="Hyperkobling">2</text:span></text:a></text:p>
          <text:p text:style-name="P5"><text:a xlink:href="#_Toc1443066269" office:target-frame-name="_top" xlink:show="replace"><text:span text:style-name="Hyperkobling">Objekter</text:span><text:tab/><text:span text:style-name="Hyperkobling">2</text:span></text:a></text:p>
          <text:p text:style-name="P6"><text:a xlink:href="#_Toc82929507" office:target-frame-name="_top" xlink:show="replace"><text:span text:style-name="Hyperkobling">Arduino</text:span><text:tab/><text:span text:style-name="Hyperkobling">2</text:span></text:a></text:p>
          <text:p text:style-name="P7"><text:a xlink:href="#_Toc254476846" office:target-frame-name="_top" xlink:show="replace"><text:span text:style-name="Hyperkobling">Timer:</text:span><text:tab/><text:span text:style-name="Hyperkobling">2</text:span></text:a></text:p>
          <text:p text:style-name="P8"><text:a xlink:href="#_Toc673265251" office:target-frame-name="_top" xlink:show="replace"><text:span text:style-name="Hyperkobling">OvenOverheatWatchdog:</text:span><text:tab/><text:span text:style-name="Hyperkobling">2</text:span></text:a></text:p>
          <text:p text:style-name="P9"><text:a xlink:href="#_Toc599856243" office:target-frame-name="_top" xlink:show="replace"><text:span text:style-name="Hyperkobling">SrLatchFrozenWatchdog:</text:span><text:tab/><text:span text:style-name="Hyperkobling">3</text:span></text:a></text:p>
          <text:p text:style-name="P10"><text:a xlink:href="#_Toc1925286382" office:target-frame-name="_top" xlink:show="replace"><text:span text:style-name="Hyperkobling">Max31856Sensor:</text:span><text:tab/><text:span text:style-name="Hyperkobling">3</text:span></text:a></text:p>
          <text:p text:style-name="P11"><text:a xlink:href="#_Toc1100734809" office:target-frame-name="_top" xlink:show="replace"><text:span text:style-name="Hyperkobling">Oven:</text:span><text:tab/><text:span text:style-name="Hyperkobling">3</text:span></text:a></text:p>
          <text:p text:style-name="P12"><text:a xlink:href="#_Toc1833719149" office:target-frame-name="_top" xlink:show="replace"><text:span text:style-name="Hyperkobling">Messages:</text:span><text:tab/><text:span text:style-name="Hyperkobling">3</text:span></text:a></text:p>
          <text:p text:style-name="P13"><text:a xlink:href="#_Toc2012724602" office:target-frame-name="_top" xlink:show="replace"><text:span text:style-name="Hyperkobling">MessageTimeouts:</text:span><text:tab/><text:span text:style-name="Hyperkobling">4</text:span></text:a></text:p>
          <text:p text:style-name="P14"><text:a xlink:href="#_Toc1205263290" office:target-frame-name="_top" xlink:show="replace"><text:span text:style-name="Hyperkobling">SerialConnectionManager:</text:span><text:tab/><text:span text:style-name="Hyperkobling">4</text:span></text:a></text:p>
          <text:p text:style-name="P15"><text:a xlink:href="#_Toc1847486578" office:target-frame-name="_top" xlink:show="replace"><text:span text:style-name="Hyperkobling">StringMessageHandler:</text:span><text:tab/><text:span text:style-name="Hyperkobling">4</text:span></text:a></text:p>
          <text:p text:style-name="P16"><text:a xlink:href="#_Toc1940567559" office:target-frame-name="_top" xlink:show="replace"><text:span text:style-name="Hyperkobling">SerialMessageHandler:</text:span><text:tab/><text:span text:style-name="Hyperkobling">4</text:span></text:a></text:p>
          <text:p text:style-name="P17"><text:a xlink:href="#_Toc1425621806" office:target-frame-name="_top" xlink:show="replace"><text:span text:style-name="Hyperkobling">SerialHandshakeHandler:</text:span><text:tab/><text:span text:style-name="Hyperkobling">4</text:span></text:a></text:p>
          <text:p text:style-name="P18"><text:a xlink:href="#_Toc1620299251" office:target-frame-name="_top" xlink:show="replace"><text:span text:style-name="Hyperkobling">ParsedMessageStruct:</text:span><text:tab/><text:span text:style-name="Hyperkobling">5</text:span></text:a></text:p>
          <text:p text:style-name="P19"><text:a xlink:href="#_Toc1472796013" office:target-frame-name="_top" xlink:show="replace"><text:span text:style-name="Hyperkobling">Python</text:span><text:tab/><text:span text:style-name="Hyperkobling">5</text:span></text:a></text:p>
          <text:p text:style-name="P20"><text:a xlink:href="#_Toc878564009" office:target-frame-name="_top" xlink:show="replace"><text:span text:style-name="Hyperkobling">Lavnivå</text:span><text:tab/><text:span text:style-name="Hyperkobling">5</text:span></text:a></text:p>
          <text:p text:style-name="P21"><text:a xlink:href="#_Toc118351113" office:target-frame-name="_top" xlink:show="replace"><text:span text:style-name="Hyperkobling">TimeManager:</text:span><text:tab/><text:span text:style-name="Hyperkobling">5</text:span></text:a></text:p>
          <text:p text:style-name="P22"><text:a xlink:href="#_Toc1259859487" office:target-frame-name="_top" xlink:show="replace"><text:span text:style-name="Hyperkobling">Timer (sub-objekt av TimeManager):</text:span><text:tab/><text:span text:style-name="Hyperkobling">5</text:span></text:a></text:p>
          <text:p text:style-name="P23"><text:a xlink:href="#_Toc786910824" office:target-frame-name="_top" xlink:show="replace"><text:span text:style-name="Hyperkobling">StringMessageHandler:</text:span><text:tab/><text:span text:style-name="Hyperkobling">5</text:span></text:a></text:p>
          <text:p text:style-name="P24"><text:a xlink:href="#_Toc1109449584" office:target-frame-name="_top" xlink:show="replace"><text:span text:style-name="Hyperkobling">SerialConnectionManager:</text:span><text:tab/><text:span text:style-name="Hyperkobling">5</text:span></text:a></text:p>
          <text:p text:style-name="P25"><text:a xlink:href="#_Toc1052818157" office:target-frame-name="_top" xlink:show="replace"><text:span text:style-name="Hyperkobling">SerialMessageHandler:</text:span><text:tab/><text:span text:style-name="Hyperkobling">6</text:span></text:a></text:p>
          <text:p text:style-name="P26"><text:a xlink:href="#_Toc722425578" office:target-frame-name="_top" xlink:show="replace"><text:span text:style-name="Hyperkobling">SerialHandshakeHandler:</text:span><text:tab/><text:span text:style-name="Hyperkobling">6</text:span></text:a></text:p>
          <text:p text:style-name="P27"><text:a xlink:href="#_Toc483772254" office:target-frame-name="_top" xlink:show="replace"><text:span text:style-name="Hyperkobling">Høynivå</text:span><text:tab/><text:span text:style-name="Hyperkobling">7</text:span></text:a></text:p>
          <text:p text:style-name="P28"><text:a xlink:href="#_Toc1980236834" office:target-frame-name="_top" xlink:show="replace"><text:span text:style-name="Hyperkobling">SerialManager:</text:span><text:tab/><text:span text:style-name="Hyperkobling">7</text:span></text:a></text:p>
          <text:p text:style-name="P29"><text:a xlink:href="#_Toc1180404087" office:target-frame-name="_top" xlink:show="replace"><text:span text:style-name="Hyperkobling">FuturesBridge:</text:span><text:tab/><text:span text:style-name="Hyperkobling">7</text:span></text:a></text:p>
          <text:p text:style-name="P30"><text:a xlink:href="#_Toc1543992540" office:target-frame-name="_top" xlink:show="replace"><text:span text:style-name="Hyperkobling">Interface:</text:span><text:tab/><text:span text:style-name="Hyperkobling">8</text:span></text:a></text:p>
          <text:p text:style-name="P31"><text:a xlink:href="#_Toc2092544412" office:target-frame-name="_top" xlink:show="replace"><text:span text:style-name="Hyperkobling">ProcessManager:</text:span><text:tab/><text:span text:style-name="Hyperkobling">8</text:span></text:a></text:p>
          <text:p text:style-name="P32"><text:a xlink:href="#_Toc740408178" office:target-frame-name="_top" xlink:show="replace"><text:span text:style-name="Hyperkobling">Front end</text:span><text:tab/><text:span text:style-name="Hyperkobling">9</text:span></text:a></text:p>
          <text:p text:style-name="P33"><text:a xlink:href="#_Toc1114061056" office:target-frame-name="_top" xlink:show="replace"><text:span text:style-name="Hyperkobling">GUI:</text:span><text:tab/><text:span text:style-name="Hyperkobling">9</text:span></text:a></text:p>
        </text:index-body>
      </text:table-of-content>
      <text:p text:style-name="P34"/>
      <text:p text:style-name="P35">Innledning:</text:p>
      <text:p text:style-name="P36">Her finnes en abstrakt oversikt over objekter og biblioteker som kan være ekstra interessante, og kun de mest relevante delene. Dette kan virke mye men gjør kodingen mye enklere når man har brukt tid på å forstå det som er relevant enkeltpersonen. Se objektene i selve koden for alle parametere, med datatyper, og returverdier for Python og Arduino, og feilhåndtering i Python. Arduino har minimal feilhåndtering. Koden følger ikke nødvendigvis flytskjemaets struktur. Ikke la deg bli forvirret av likheter og ulikheter mellom kode og flytskjema.</text:p>
      <text:p text:style-name="P37">Søkefunkjsonen ctr + F kan være ekstremt nyttig for å finne funksjoner, objekter etc i programmene. Ved å holde musen over de fleste funksjoner fra biblioteker og fra det som er innebygd i Python, får man en beskrivelse av hva de gjør.</text:p>
      <text:p text:style-name="Normal"><text:span text:style-name="T38">Se “sanntidskontroll Python” i “virkemåte software side minus programflyt” i hovedokumentasjonen for beskrivelse av bakgrunnsproisesser og event loops.</text:span></text:p>
      <text:p text:style-name="P39"/>
      <text:h text:style-name="P40" text:outline-level="1"><text:bookmark-start text:name="_Toc522402709"/>Generelt om objekter og instansiering<text:bookmark-end text:name="_Toc522402709"/></text:h>
      <text:h text:style-name="P41" text:outline-level="2"><text:bookmark-start text:name="_Toc1180065611"/>Bruk av instanser:<text:bookmark-end text:name="_Toc1180065611"/></text:h>
      <text:p text:style-name="P42">Mange av modulene i programmene kan instansieres så mange ganger man vil, som flere kontrollere for enkelte serielle porter eller timere. Hver instans har egne operasjoner og verdier av veriabler; timer1 kan ha kommet lenger i tiden enn timer2, men har samme variabler og operasjoner. Koden kan også bli ryddigere, gjort “riktig”. I Dependency Injection sendes objekter til andre som parametere ved instansiering hvis de trenger hverandre. Ryddig. Jeg har ikke tatt med disse i beskrivelsen av disse parameterne til objektene.</text:p>
      <text:p text:style-name="Normal"><text:span text:style-name="T43">I Arduino:<text:s/></text:span><text:span text:style-name="T44">Objekttypenavn instansiertObjektNavn; for instansiering,<text:s/></text:span><text:span text:style-name="T45">instansiertObjektNavn.variabel eller instansiertObjektNavn.funksjon() for Arduino. Her brukes <text:s text:c="2"/>-&gt; i stedet for . for referanser, se kode. I Arduino bruker man :: i stedet for . Med objekter som kun kan inneholde data, som enum og namespace for å bruke funksjoner, variabler, etc fra objektet. Se kode.</text:span></text:p>
      <text:p text:style-name="Normal"><text:span text:style-name="T46">I Python:<text:s/></text:span><text:span text:style-name="T47">Objekttype navn instansiert_objekt_navn for instansiering, instansiert_objekt_navn.variabel eller instansiert_objekt_navn.funksjon() for å bruke funksjoner, variabler, etc fra objektet.</text:span></text:p>
      <text:p text:style-name="P48"/>
      <text:h text:style-name="P49" text:outline-level="2"><text:bookmark-start text:name="_Toc686996953"/>Å lage objekter og virkemåte:<text:bookmark-end text:name="_Toc686996953"/></text:h>
      <text:p text:style-name="Normal"><text:span text:style-name="T50">I Python:<text:s/></text:span><text:span text:style-name="T51">“self” refererer til instansens egne verdier og funksjoner, uten self gjelder den for alle instanser av objektet. <text:s/>Alle funksjoner definert i et objekt trenger self som første parameter, selv om man ikke skal oppgi den ved funksjonskall, det går automatisk i Python.</text:span></text:p>
      <text:p text:style-name="P52">Alle spesifikke instansverdier av et objekt i Python og alt som skal gjøres i instansieringsøyeblikket, er i en __init__-funksjon. Den kjennetegner et instansierbart objekt. Parametere til objektet ved instansiering sendes hit til registrering.</text:p>
      <text:p text:style-name="Normal"><text:span text:style-name="T53">I Arduino:</text:span><text:span text:style-name="T54"><text:s/>Constructors er omtrent ekvivalenten av __init__, og kjennetegnes ved at de har samme navn som objektet de er i. Trenger man bare én instans av en klasse bruker jeg singletons, som selvinstansierer. Se Arduino-koden.</text:span></text:p>
      <text:p text:style-name="P55"/>
      <text:h text:style-name="P56" text:outline-level="1"><text:bookmark-start text:name="_Toc1550186015"/>Biblioteker brukt<text:bookmark-end text:name="_Toc1550186015"/></text:h>
      <text:p text:style-name="Normal"><text:span text:style-name="T57">Arduino:</text:span><text:span text:style-name="T58"><text:s/>Bruker bibliotekene String.h for strengmanipulering og Adafruit_MAX31856 for thermosensor.</text:span></text:p>
      <text:p text:style-name="Normal"><text:span text:style-name="T59">Python:</text:span><text:span text:style-name="T60"><text:s/>Bruker datetime (tid og dato), asyncio og threading (sanntidskontroll og bakgrunnsprosesser), serial (seriell kommunikasjon), og tkinter (brukergrensesnitt).</text:span></text:p>
      <text:p text:style-name="P61"/>
      <text:h text:style-name="P62" text:outline-level="1"><text:bookmark-start text:name="_Toc1443066269"/>Objekter<text:bookmark-end text:name="_Toc1443066269"/></text:h>
      <text:h text:style-name="P63" text:outline-level="2"><text:bookmark-start text:name="_Toc82929507"/>Arduino<text:bookmark-end text:name="_Toc82929507"/></text:h>
      <text:h text:style-name="P64" text:outline-level="3"><text:bookmark-start text:name="_Toc254476846"/>Timer:<text:bookmark-end text:name="_Toc254476846"/></text:h>
      <text:p text:style-name="P65">Tar seg av stoppeklokker og timeouts i millisekunder, tiden starter ved instansiering.</text:p>
      <text:p text:style-name="Normal"><text:span text:style-name="T66">Parametere ved instansiering:</text:span><text:span text:style-name="T67"><text:s/>durationMs, startTimedOut.</text:span></text:p>
      <text:p text:style-name="Normal"><text:span text:style-name="T68">Funksjoner:<text:s/></text:span><text:span text:style-name="T69">resetTimer, getElapsedTimeS, getElapsedTimeMs, timedOut.<text:s/></text:span></text:p>
      <text:p text:style-name="P70"/>
      <text:h text:style-name="P71" text:outline-level="3"><text:bookmark-start text:name="_Toc673265251"/>OvenOverheatWatchdog:<text:bookmark-end text:name="_Toc673265251"/></text:h>
      <text:p text:style-name="P72">Sjekker overoppheting av lasten (furnace).</text:p>
      <text:p text:style-name="Normal"><text:span text:style-name="T73">Parametere ved initialisering:</text:span><text:span text:style-name="T74"><text:s/>Lasten sin makstemperatur.</text:span></text:p>
      <text:p text:style-name="Normal"><text:span text:style-name="T75">Funksjoner:</text:span></text:p>
      <text:p text:style-name="P76">check_overheat: Tar en foreløpig målt temperatur og status for temperatursensoralarm (default False) som parametere. Setter overopphetet-status ved overoppheting og ingen temperatursensorlarm.</text:p>
      <text:p text:style-name="P77"/>
      <text:h text:style-name="P78" text:outline-level="3"><text:bookmark-start text:name="_Toc599856243"/>SrLatchFrozenWatchdog:<text:bookmark-end text:name="_Toc599856243"/></text:h>
      <text:p text:style-name="P79">Sjekker om en SR-vippe har holdt seg høy over tolerert tid.<text:s/></text:p>
      <text:p text:style-name="Normal"><text:span text:style-name="T80">Parametere ved initialisering:</text:span></text:p>
      <text:p text:style-name="P81">srLatchLowDurationMs: Toleransetid (SR er lav når PWM er høy)</text:p>
      <text:p text:style-name="P82">srLatchResetPin og srLatchOutputPin: Pinnenumre for tilsvarende. Settes til OUTPUT ved initialisering.</text:p>
      <text:p text:style-name="Normal"><text:span text:style-name="T83">Funksjoner:</text:span><text:span text:style-name="T84"><text:s/>checkSrLatachFrozen, som setter watchdogens status til SR vippe låst hvis den holdt seg lav innen toleransetid.</text:span></text:p>
      <text:p text:style-name="P85"/>
      <text:h text:style-name="P86" text:outline-level="3"><text:bookmark-start text:name="_Toc1925286382"/>Max31856Sensor:<text:bookmark-end text:name="_Toc1925286382"/></text:h>
      <text:p text:style-name="P87">Tar konfigurering, temperaturmåling og gjenoppretting av en Max31856 thermosensor.</text:p>
      <text:p text:style-name="P88">Parametere ved initialisering:</text:p>
      <text:p text:style-name="Normal"><text:span text:style-name="T89">maxCS:<text:s/></text:span><text:span text:style-name="T90">Chip Select-pinnen for sensoren). Kun CS-pinnen er forskjellig for tilkoblede SPI-enheter, som sensoren.</text:span></text:p>
      <text:p text:style-name="Normal"><text:span text:style-name="T91">tcType:</text:span><text:span text:style-name="T92"><text:s/>Thermopartype koblet til sensoren (K, J, etc).</text:span></text:p>
      <text:p text:style-name="P93"/>
      <text:p text:style-name="Normal"><text:span text:style-name="T94">Funksjoner:</text:span><text:span text:style-name="T95"><text:s/>readTemperature returnerer foreløpig sist målt temperatur. Ved bekreftet feil etter gjenopprettingsforsøk returneres 2023 (Labview- standard), og setter boolsk sensor error.</text:span></text:p>
      <text:p text:style-name="P96"/>
      <text:h text:style-name="P97" text:outline-level="3"><text:bookmark-start text:name="_Toc1100734809"/>Oven:<text:bookmark-end text:name="_Toc1100734809"/></text:h>
      <text:p text:style-name="P98">Tar ovndata og operasjon.</text:p>
      <text:p text:style-name="Normal"><text:span text:style-name="T99">Parametere ved initialisering:</text:span><text:span text:style-name="T100"><text:s/>ovenControllPin (egentlig utgangspinnen til SSR U7, settes til OUTPUT ved initialisering), og absoluteMaxTemp.</text:span></text:p>
      <text:p text:style-name="Normal"><text:span text:style-name="T101">Funksjoner:<text:s/></text:span><text:span text:style-name="T102"><text:s/>turnOvenControllPinOn og TurnOvenControllPinOff. Variabel for ovnens temperatur settes utenfra.</text:span></text:p>
      <text:p text:style-name="P103"/>
      <text:h text:style-name="P104" text:outline-level="3"><text:bookmark-start text:name="_Toc1833719149"/>Messages:<text:bookmark-end text:name="_Toc1833719149"/></text:h>
      <text:p text:style-name="P105">Instansieres ikke. Inneholder definisjoner for meldingskategori-og-kommando. Nye meldinger lages her (og i messagePointers-listen i samme objekt).</text:p>
      <text:p text:style-name="P106"/>
      <text:h text:style-name="P107" text:outline-level="3"><text:bookmark-start text:name="_Toc2012724602"/>MessageTimeouts:<text:bookmark-end text:name="_Toc2012724602"/></text:h>
      <text:p text:style-name="P108">Instansieres ikke. Inneholder timer-objekter for minimum timeout mellom sending (trengs kun for periodiske meldinger).</text:p>
      <text:p text:style-name="P109"/>
      <text:h text:style-name="P110" text:outline-level="3"><text:bookmark-start text:name="_Toc1205263290"/>SerialConnectionManager:<text:bookmark-end text:name="_Toc1205263290"/></text:h>
      <text:p text:style-name="P111">Singleton. Setter opp og holder styr på seriell kontakt Arduino-side. Har Variabelen serialConnection.</text:p>
      <text:p text:style-name="Normal"><text:span text:style-name="T112">Metoder:<text:s/></text:span><text:span text:style-name="T113">begin, s</text:span><text:span text:style-name="T114">etter opp seriell</text:span><text:span text:style-name="T115"><text:s/>med parameteret baudRate (default 9600).<text:s/></text:span></text:p>
      <text:p text:style-name="P116"/>
      <text:h text:style-name="P117" text:outline-level="3"><text:bookmark-start text:name="_Toc1847486578"/>StringMessageHandler:<text:bookmark-end text:name="_Toc1847486578"/></text:h>
      <text:p text:style-name="P118">Singleton. Brukes av SerialMessageHandler til koding og dekoding av serielle meldinger. Meldingsprotokollen kan endres her ved behov (godt dokumentert).</text:p>
      <text:p text:style-name="P119"/>
      <text:h text:style-name="P120" text:outline-level="3"><text:bookmark-start text:name="_Toc1940567559"/>SerialMessageHandler:<text:bookmark-end text:name="_Toc1940567559"/></text:h>
      <text:p text:style-name="P121">Singleton. Håndterer sending og mottakelse av meldinger til og fra PC.</text:p>
      <text:p text:style-name="Normal"><text:span text:style-name="T122">Funksjoner:</text:span></text:p>
      <text:p text:style-name="P123">passMessage: Bygger og sender en melding til PC fra parameterne message (av type Messages), value (float, default ingenting), og timestamp (string, default ingenting, format “dag/månede/år time:minutt:sekund“). Protokollendringer krever justering av parametere.</text:p>
      <text:p text:style-name="P124">getMessage: Gir en ParsedMessageStruct fra en melding, hvis mottatt.</text:p>
      <text:p text:style-name="P125"/>
      <text:h text:style-name="P126" text:outline-level="3"><text:bookmark-start text:name="_Toc1425621806"/>SerialHandshakeHandler:<text:bookmark-end text:name="_Toc1425621806"/></text:h>
      <text:p text:style-name="P127">Singleton. Alt relatert til handshake.<text:s/></text:p>
      <text:p text:style-name="Normal"><text:span text:style-name="T128">Funksjoner: handleHandshake: Tar parameteret message, setter SerialConnectionManager sin serialConnection til true ved mottatt ping fra PC, men til false hvis ikke mottatt innen 15 sekunder.</text:span></text:p>
      <text:p text:style-name="P129"/>
      <text:h text:style-name="Overskrift3" text:outline-level="3"><text:bookmark-start text:name="_Toc1620299251"/><text:span text:style-name="T130">ParsedMessageStruct:</text:span><text:bookmark-end text:name="_Toc1620299251"/></text:h>
      <text:p text:style-name="Normal"><text:span text:style-name="T131">Instaniseres ikke. En container for Message, value, og timestamp for motatte meldinger. Komponenter må endres ved protokollendringer.</text:span></text:p>
      <text:p text:style-name="P132"/>
      <text:h text:style-name="P133" text:outline-level="2"><text:bookmark-start text:name="_Toc1472796013"/>Python<text:bookmark-end text:name="_Toc1472796013"/></text:h>
      <text:h text:style-name="P134" text:outline-level="3"><text:bookmark-start text:name="_Toc878564009"/>Lavnivå<text:bookmark-end text:name="_Toc878564009"/></text:h>
      <text:h text:style-name="P135" text:outline-level="4"><text:bookmark-start text:name="_Toc118351113"/>TimeManager:<text:bookmark-end text:name="_Toc118351113"/></text:h>
      <text:p text:style-name="P136">Instansieres ikke. Håndterer timere, og datetime-konvertering med “dag/månede/år timer:minutt:sekund”.</text:p>
      <text:p text:style-name="Normal"><text:span text:style-name="T137">Funksjoner:</text:span><text:span text:style-name="T138"><text:s/>string_to_datetime og datetime_to_string for konvertering av datetime dato/tid-objekter. Tar streng og datetime-parametere, respektivt.</text:span></text:p>
      <text:p text:style-name="P139"/>
      <text:h text:style-name="P140" text:outline-level="4"><text:bookmark-start text:name="_Toc1259859487"/>Timer (sub-objekt av TimeManager):<text:bookmark-end text:name="_Toc1259859487"/></text:h>
      <text:p text:style-name="P141">Instansieres med duration_ms, tiden starter da. Stoppeklokke med timeouts i millisekunder.</text:p>
      <text:p text:style-name="Normal"><text:span text:style-name="T142">Funksjoner:</text:span><text:span text:style-name="T143"><text:s/>get_elapsed_time_ms, get_elapsed_time_s timed_out, og reset_timer.</text:span></text:p>
      <text:p text:style-name="P144"/>
      <text:h text:style-name="P145" text:outline-level="4"><text:bookmark-start text:name="_Toc786910824"/>StringMessageHandler:<text:bookmark-end text:name="_Toc786910824"/></text:h>
      <text:p text:style-name="P146">Instansieres ikke. Koder og dekoder serielle meldinger, som hos Arduino. Meldingsprotokollendringer krever endringer her. Bruker messages for meldingsdefinisjoner, se koden. Lag nye meldinger her. Instansierer sub-klassen FullMessage, en kontainer for melding (string), verdi (float), og timestamp (“string i format “dag/månede/år timer:minutt:sekund”). FullMessage instansieres utenfra ved dekoding.</text:p>
      <text:p text:style-name="P147"/>
      <text:h text:style-name="P148" text:outline-level="4"><text:bookmark-start text:name="_Toc1109449584"/>SerialConnectionManager:<text:bookmark-end text:name="_Toc1109449584"/></text:h>
      <text:p text:style-name="P149">Instansieres kun av SerialManager. Tar seg av seriell kontakt. Har variabelen serial_loss, og oppdaterer brukergrensesnittet (GUI) via gui_queue.</text:p>
      <text:p text:style-name="Normal"><text:span text:style-name="T150">Parametere ved instansiering:<text:s/></text:span><text:span text:style-name="T151">port_name (COM8, COM12 etc), baudrate (default 9600), og timeout for seriell avlesning (default 2 sekunder).</text:span></text:p>
      <text:p text:style-name="Normal"><text:span text:style-name="T152">Funksjoner:</text:span><text:span text:style-name="T153"><text:s/>setup_com (kjøres i bakgrunnen av kallende funksjon), clean_connection (for com_porten), get_connection_info</text:span></text:p>
      <text:p text:style-name="P154">set_port_name: Brukes ved fysisk bytte av COM-port, setup_com må rekjøres via reulterende feilhåndtering.</text:p>
      <text:p text:style-name="P155"/>
      <text:h text:style-name="P156" text:outline-level="4"><text:bookmark-start text:name="_Toc1052818157"/>SerialMessageHandler:<text:bookmark-end text:name="_Toc1052818157"/></text:h>
      <text:p text:style-name="P157">Instansieres kun av SerialManager, og tar serial_reading_interval (default 0.2 sekunder). Håndterer periodisk mottak av meldinger til PC i bakgrunnen (lagres), og sending fra PC. Har message_send_timeouts (Timer-objekter).</text:p>
      <text:p text:style-name="Normal"><text:span text:style-name="T158">Funksjoner</text:span><text:span text:style-name="T159">:</text:span></text:p>
      <text:p text:style-name="P160">find_message: Henter melding FullMessage fra meldingslageret. find_message_with_timeout: Liknende, returnerer dictionary med timed_out og FullMessage.</text:p>
      <text:p text:style-name="P161">get_receieved_messages: Gir alle FullMessage i lageret.</text:p>
      <text:p text:style-name="P162">pass_message_async: Sender en melding med parameterne melding, verdi, og timestamp (format “år/måned/dag time:minutt:sekund”).</text:p>
      <text:p text:style-name="Normal"><text:span text:style-name="T163">start_serial_readings og stop_serial_readings: styrer den periodiske avlesningen via run_serial_readings.</text:span></text:p>
      <text:p text:style-name="P164"/>
      <text:h text:style-name="P165" text:outline-level="4"><text:bookmark-start text:name="_Toc722425578"/>SerialHandshakeHandler:<text:bookmark-end text:name="_Toc722425578"/></text:h>
      <text:p text:style-name="P166">Instansieres kun av SerialManager. Gjør pinging, og brukes under testing og oppretting av seriell kontakt.</text:p>
      <text:p text:style-name="Normal"><text:span text:style-name="T167">Parametere ved instansiering:</text:span><text:span text:style-name="T168"><text:s/>ping_interval (default 5), ping_timeout (default 2), og no_ping_response_timeout (default 15).</text:span></text:p>
      <text:p text:style-name="Normal"><text:span text:style-name="T169">Funksjoner:</text:span></text:p>
      <text:p text:style-name="P170">ping_handshake: Forsøker ping med ping_timeout ventetid på svar.</text:p>
      <text:p text:style-name="P171">run_ping_loop og stop_ping_loop: Starter og stopper periodisk testing for seriell kontakt med ping_intervall run_ping_loop, ingen ping svar innen totalt no_ping_response_timeout betyr tap av seriell kontakt.</text:p>
      <text:p text:style-name="P172"/>
      <text:h text:style-name="P173" text:outline-level="3"><text:bookmark-start text:name="_Toc483772254"/>Høynivå<text:bookmark-end text:name="_Toc483772254"/></text:h>
      <text:h text:style-name="P174" text:outline-level="4"><text:bookmark-start text:name="_Toc1980236834"/>SerialManager:<text:bookmark-end text:name="_Toc1980236834"/></text:h>
      <text:p text:style-name="P175">Instansieres for hver COM-port man bruker. Gå hit for å jobbe serielt på høynivå. Samler kurert funksjonalitet fra SerialConnectionManager og SerialMessageHandler.</text:p>
      <text:p text:style-name="Normal"><text:span text:style-name="T176">instanciate_manager-funksjonen:</text:span></text:p>
      <text:p text:style-name="P177">Instansierer og gir et SerialManager-objekt(kan kalles uten allerede instansiering), så den og alt i den kan startes i bakgrunnen med run_coroutine_threadsafe. Unngår async og threading-problemer!</text:p>
      <text:p text:style-name="Normal"><text:span text:style-name="T178">begin-funksjonen:</text:span></text:p>
      <text:p text:style-name="P179">Kjøres i bakgrunnen for å instansiere ting i bakgrunnen</text:p>
      <text:p text:style-name="P180">Instansierer SerialConnectionManager, SerialHandshakeHandler, og SerialMessageHandler. Den tar argumentene port_name, baudrate og timeout, (til SerialConnectionManager)...</text:p>
      <text:p text:style-name="P181">...serial_readings_interval (til SerialMessageHandler)...</text:p>
      <text:p text:style-name="P182">...og ping_interval, ping_timeout, og no_ping_response_timeout (til SerialHandshakeHandler).</text:p>
      <text:p text:style-name="P183">Kun port_name har ingen default (ikke nødvendigvis kjent ved instansiering av SerialManager).</text:p>
      <text:p text:style-name="Normal"><text:span text:style-name="T184">Kurerte funksjoner:</text:span></text:p>
      <text:p text:style-name="Normal"><text:span text:style-name="T185">Fra SerialConnectionManager:<text:s/></text:span><text:span text:style-name="T186">setup_serial (kjører setup_com),</text:span><text:span text:style-name="T187"><text:s/>clean_connection, get_connection_info, set_port_name.</text:span></text:p>
      <text:p text:style-name="Normal"><text:span text:style-name="T188">Fra SerialMessageHandler: pass_message_async, find_message, find_message_with_timeout, get_messages (kjører get_received_messages), og get_message_timeouts.</text:span></text:p>
      <text:p text:style-name="P189"/>
      <text:h text:style-name="P190" text:outline-level="4"><text:bookmark-start text:name="_Toc1180404087"/>FuturesBridge:<text:bookmark-end text:name="_Toc1180404087"/></text:h>
      <text:p text:style-name="P191">Instansieres én gang og krever en ekstern event loop for bakgrunnsprosesser som parameter. Kjører og overvåker asynkrone funskjonskall i bakgrunnen, fra forgrunnen (GUI, Labview, etc), for å unngå at forgrunnen må vente.</text:p>
      <text:p text:style-name="Normal"><text:span text:style-name="T192">Funksjoner</text:span><text:span text:style-name="T193">:</text:span></text:p>
      <text:p text:style-name="P194">schedule_coroutine: Tar paramterne coro (funksjon) og method_name, og kjører coro i bakgrunnen via event loop, mens den selv blir ferdig momentant. Den lagrer “futures”-objekt for kjørt funksjon umiddelbart, med metadata, i futures_metadata. futures kan brukes til å avbryte funksjonen og se når den er ferdig, og kan lagre metadataene inkludert Exception (feil under funksjonskjøring). De kan leses i ettertid av forgrunnsprosesser. Metadata er et dictionary med blant annet method_name (gitt manuelt som funskjonsparameter, identifiserer gjeldende funksjon), done (er funksjonen ferdig?), return_data, og exception (eventuelle feil som oppstår).</text:p>
      <text:p text:style-name="P195">poll_futures: Returnerer en liste med alle ferdige futures (de har metadata), klar til håndtering.</text:p>
      <text:p text:style-name="P196"/>
      <text:h text:style-name="P197" text:outline-level="4"><text:bookmark-start text:name="_Toc1543992540"/>Interface:<text:bookmark-end text:name="_Toc1543992540"/></text:h>
      <text:p text:style-name="P198">Instansieres én gang for Arduino. Er kjernen i Python-programmet som kommuniserer med Arduino. Har Arduino alarmstatuser for thermosensor_error, watchdog_pwm_frozen, furnace_overheat, og emergency_alarm, samt furnace_temperature <text:s/>status.</text:p>
      <text:p text:style-name="Normal"><text:span text:style-name="T199">begin-funksjonen:<text:s/></text:span><text:span text:style-name="T200">tar parameteret port og kjører serial_manager sin begin-funksjon og klager til kallende funksjon ved veil, som feil navnformat.</text:span></text:p>
      <text:p text:style-name="Normal"><text:span text:style-name="T201">Funksjoner:</text:span></text:p>
      <text:p text:style-name="P202">run_main: Kjøres kontinuerlig i bakgrunnen, og startes, stoppes, og overvåkes utenfra med futures-objekt. Den prøver seriell gjenoppretting via SerialManager sin setup_serial ved tap (også i bakgrunnen). Videre oppdaterer den statusvariabler ved tilsvarende mottatt melding. Er emergency_alarm aktiv (trigges ved kall av force_emergency_stop), vil force_emergency_stop sendes til force_emergency_stop til Arduino.</text:p>
      <text:p text:style-name="P203">force_emergency_stop: Setter force_emergency_stop til aktiv.</text:p>
      <text:p text:style-name="P204">get-funksjoner: Gir respektive statuser.</text:p>
      <text:p text:style-name="P205"/>
      <text:h text:style-name="P206" text:outline-level="4"><text:bookmark-start text:name="_Toc2092544412"/>ProcessManager:<text:bookmark-end text:name="_Toc2092544412"/></text:h>
      <text:p text:style-name="P207">Kontrollpanel for høynivåobjekter i Python-koden. Instansierer høynivåobjektene (Interface, FuturesBridge, SerialManager, GUI), med parameterne og objektene de trenger. Tar use_gui ved initialisering, for start av GUI. Gjør klart til bruk av bakgrunnsprosesser. Lager event loop for kjøring av bakgrunnsprosesser. Se godt kommentert kode. Alt trigges av startup().</text:p>
      <text:p text:style-name="P208"/>
      <text:h text:style-name="P209" text:outline-level="3"><text:bookmark-start text:name="_Toc740408178"/>Front end<text:bookmark-end text:name="_Toc740408178"/></text:h>
      <text:h text:style-name="P210" text:outline-level="4"><text:bookmark-start text:name="_Toc1114061056"/>GUI:<text:bookmark-end text:name="_Toc1114061056"/></text:h>
      <text:p text:style-name="P211">Grafisk brukergrensesnitt.</text:p>
      <text:p text:style-name="Normal"><text:span text:style-name="T212">Begin-metoden:</text:span><text:span text:style-name="T213"><text:s/>begin() tar objektene futures_bridge, serial_manager, og interface, og kalles når de er klare. Dette håndterer instansieringsrekkefølgen og avhengighetene via gui_queue (gui_queue opprettes i GUI, men GUI instansierer SerialManager).</text:span></text:p>
      <text:p text:style-name="Normal"><text:span text:style-name="T214">Funksjoner som kjøres periodisk:</text:span></text:p>
      <text:p text:style-name="P215">poll_gui_queue: Leser meldinger fra gui_queue og oppdaterer serial status og brukermelding-displayer tilsvarende.</text:p>
      <text:p text:style-name="P216">poll_bridge: Ser etter futures-objektene til fullførte funksjoner kjørt via FuturesBridge sin schedule_coroutine, via poll_futures-funksjonen i samme objekt. Håndterer basert på method_name , inkludert eventuelle feil under kjøring. Begge er lagret i metadataene.</text:p>
      <text:p text:style-name="Normal"><text:span text:style-name="T217">Action_loop: Oppdaterer med jevne mellomrom GUI-sjekkbokser for emergency_alarm, furnace_overheat, watchdog_pwm_frozen, thermosensor_error og furnace_temperature, verdier hentes fra Interface. Annet kan gjøres her også.</text:span></text:p>
      <text:p text:style-name="Normal"><text:span text:style-name="T218">Håndtereringsfunksjoner:</text:span></text:p>
      <text:p text:style-name="Normal"><text:span text:style-name="T219">Ingen er laget enda.<text:s/></text:span></text:p>
      <text:p text:style-name="Normal"><text:span text:style-name="T220">Knapper:</text:span></text:p>
      <text:p text:style-name="P221">“begin” som kjører on_start_setup: Starter Interface.begin med COM-port fra brukerinput og kjører Interface sin main-funksjon via FuturesBridge. Oppdaterer GUI sine brukermeldinger ved feilmelding, som ugyldig COM-port-navn. Interface sin main kjøres akkurat herfra for at den skal kunne brukes med poll_futures-mekanismen.</text:p>
      <text:p text:style-name="P222"/>
      <text:p text:style-name="P223"><text:span text:style-name="T224">“change COM port” som kjører on_rename_COM: Setter ny COM-port til brukerinput.<text:s/></text:span><text:span text:style-name="T225">Oppdaterer GUI sine brukermeldinger ved ugyldig COM-port-navn.</text:span></text:p>
      <text:p text:style-name="P226"/>
      <text:p text:style-name="P227"/>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6%" fo:background-color="transparent" style:tab-stop-distance="0.4916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25in" fo:margin-bottom="0.0555in"/>
      <style:text-properties style:font-name="Aptos Display" style:font-name-asian="MS Mincho" style:font-name-complex="MS Gothic" fo:color="#0F4761" fo:font-size="20pt" style:font-size-asian="20pt" style:font-size-complex="20pt" fo:hyphenate="false"/>
    </style:style>
    <style:style style:name="Overskrift2" style:display-name="Overskrift 2" style:family="paragraph" style:parent-style-name="Normal" style:next-style-name="Normal" style:default-outline-level="2">
      <style:paragraph-properties fo:keep-with-next="always" fo:keep-together="always" fo:margin-top="0.1111in" fo:margin-bottom="0.0555in"/>
      <style:text-properties style:font-name="Aptos Display" style:font-name-asian="MS Mincho" style:font-name-complex="MS Gothic" fo:color="#0F4761" fo:font-size="16pt" style:font-size-asian="16pt" style:font-size-complex="16pt" fo:hyphenate="false"/>
    </style:style>
    <style:style style:name="Overskrift3" style:display-name="Overskrift 3" style:family="paragraph" style:parent-style-name="Normal" style:next-style-name="Normal" style:default-outline-level="3">
      <style:paragraph-properties fo:keep-with-next="always" fo:keep-together="always" fo:margin-top="0.1111in" fo:margin-bottom="0.0555in"/>
      <style:text-properties style:font-name-asian="MS Mincho" style:font-name-complex="MS Gothic" fo:color="#0F4761" fo:font-size="14pt" style:font-size-asian="14pt" style:font-size-complex="14pt" fo:hyphenate="false"/>
    </style:style>
    <style:style style:name="Overskrift4" style:display-name="Overskrift 4" style:family="paragraph" style:parent-style-name="Normal" style:next-style-name="Normal" style:default-outline-level="4">
      <style:paragraph-properties fo:keep-with-next="always" fo:keep-together="always" fo:margin-top="0.0555in" fo:margin-bottom="0.0277in"/>
      <style:text-properties style:font-name-asian="MS Mincho" style:font-name-complex="MS Gothic" fo:font-style="italic" style:font-style-asian="italic" style:font-style-complex="italic" fo:color="#0F4761" fo:hyphenate="false"/>
    </style:style>
    <style:style style:name="Normal" style:display-name="Normal" style:family="paragraph">
      <style:text-properties fo:hyphenate="false"/>
    </style:style>
    <style:style style:name="Standardskriftforavsnitt" style:display-name="Standardskrift for avsnitt" style:family="text"/>
    <style:style style:name="Hyperkobling" style:display-name="Hyperkobling" style:family="text" style:parent-style-name="Standardskriftforavsnitt">
      <style:text-properties fo:color="#467886" style:text-underline-type="single" style:text-underline-style="solid" style:text-underline-width="auto" style:text-underline-mode="continuous"/>
    </style:style>
    <style:style style:name="INNH1" style:display-name="INNH 1" style:family="paragraph" style:parent-style-name="Normal" style:next-style-name="Normal">
      <style:paragraph-properties fo:margin-bottom="0.0694in"/>
      <style:text-properties fo:hyphenate="false"/>
    </style:style>
    <style:style style:name="INNH2" style:display-name="INNH 2" style:family="paragraph" style:parent-style-name="Normal" style:next-style-name="Normal">
      <style:paragraph-properties fo:margin-bottom="0.0694in" fo:margin-left="0.1527in">
        <style:tab-stops/>
      </style:paragraph-properties>
      <style:text-properties fo:hyphenate="false"/>
    </style:style>
    <style:style style:name="INNH3" style:display-name="INNH 3" style:family="paragraph" style:parent-style-name="Normal" style:next-style-name="Normal">
      <style:paragraph-properties fo:margin-bottom="0.0694in" fo:margin-left="0.3055in">
        <style:tab-stops/>
      </style:paragraph-properties>
      <style:text-properties fo:hyphenate="false"/>
    </style:style>
    <style:style style:name="INNH4" style:display-name="INNH 4" style:family="paragraph" style:parent-style-name="Normal" style:next-style-name="Normal">
      <style:paragraph-properties fo:margin-bottom="0.0694in" fo:margin-left="0.458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yrus Alexander Barrett-Hammer</meta:initial-creator>
    <dc:creator>Cyrus Alexander Barrett-Hammer</dc:creator>
    <meta:creation-date>2025-02-17T16:02:00Z</meta:creation-date>
    <dc:date>2025-02-17T16:02:00Z</dc:date>
    <meta:template xlink:href="Normal.dotm" xlink:type="simple"/>
    <meta:editing-cycles>1</meta:editing-cycles>
    <meta:editing-duration>PT0S</meta:editing-duration>
    <meta:document-statistic meta:page-count="1" meta:paragraph-count="33" meta:word-count="2675" meta:character-count="16825" meta:row-count="118" meta:non-whitespace-character-count="14183"/>
  </office:meta>
</office:document-meta>
</file>